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4" style:family="table">
      <style:table-properties style:width="4.1854in" table:align="left"/>
    </style:style>
    <style:style style:name="Table4.A" style:family="table-column">
      <style:table-column-properties style:column-width="2.1875in"/>
    </style:style>
    <style:style style:name="Table4.B" style:family="table-column">
      <style:table-column-properties style:column-width="1.997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535in" style:rel-column-width="22064*"/>
    </style:style>
    <style:style style:name="Table6.B" style:family="table-column">
      <style:table-column-properties style:column-width="4.4396in" style:rel-column-width="43471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1271in" style:rel-column-width="1623*"/>
    </style:style>
    <style:style style:name="Table7.B" style:family="table-column">
      <style:table-column-properties style:column-width="1.8083in" style:rel-column-width="2604*"/>
    </style:style>
    <style:style style:name="Table7.C" style:family="table-column">
      <style:table-column-properties style:column-width="2.084in" style:rel-column-width="3001*"/>
    </style:style>
    <style:style style:name="Table7.D" style:family="table-column">
      <style:table-column-properties style:column-width="1.6736in" style:rel-column-width="2410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1271in" style:rel-column-width="1623*"/>
    </style:style>
    <style:style style:name="Table8.B" style:family="table-column">
      <style:table-column-properties style:column-width="1.8083in" style:rel-column-width="2604*"/>
    </style:style>
    <style:style style:name="Table8.C" style:family="table-column">
      <style:table-column-properties style:column-width="2.084in" style:rel-column-width="3001*"/>
    </style:style>
    <style:style style:name="Table8.D" style:family="table-column">
      <style:table-column-properties style:column-width="1.6736in" style:rel-column-width="2410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1271in" style:rel-column-width="1623*"/>
    </style:style>
    <style:style style:name="Table9.B" style:family="table-column">
      <style:table-column-properties style:column-width="1.8083in" style:rel-column-width="2604*"/>
    </style:style>
    <style:style style:name="Table9.C" style:family="table-column">
      <style:table-column-properties style:column-width="2.084in" style:rel-column-width="3001*"/>
    </style:style>
    <style:style style:name="Table9.D" style:family="table-column">
      <style:table-column-properties style:column-width="1.6736in" style:rel-column-width="2410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271in" style:rel-column-width="1623*"/>
    </style:style>
    <style:style style:name="Table1.B" style:family="table-column">
      <style:table-column-properties style:column-width="1.8083in" style:rel-column-width="2604*"/>
    </style:style>
    <style:style style:name="Table1.C" style:family="table-column">
      <style:table-column-properties style:column-width="2.084in" style:rel-column-width="3001*"/>
    </style:style>
    <style:style style:name="Table1.D" style:family="table-column">
      <style:table-column-properties style:column-width="1.6736in" style:rel-column-width="241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118c4a"/>
    </style:style>
    <style:style style:name="P2" style:family="paragraph" style:parent-style-name="Standard">
      <style:text-properties officeooo:rsid="00118c4a" officeooo:paragraph-rsid="003eeb50"/>
    </style:style>
    <style:style style:name="P3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4" style:family="paragraph" style:parent-style-name="Standard">
      <style:text-properties fo:font-weight="bold" officeooo:rsid="00264f9b" officeooo:paragraph-rsid="005521a3" style:font-weight-asian="bold" style:font-weight-complex="bold"/>
    </style:style>
    <style:style style:name="P5" style:family="paragraph" style:parent-style-name="Standard">
      <style:text-properties fo:font-weight="bold" officeooo:rsid="00264f9b" officeooo:paragraph-rsid="0069cf92" style:font-weight-asian="bold" style:font-weight-complex="bold"/>
    </style:style>
    <style:style style:name="P6" style:family="paragraph" style:parent-style-name="Standard">
      <style:text-properties fo:font-weight="bold" officeooo:rsid="00264f9b" officeooo:paragraph-rsid="003cb407" style:font-weight-asian="bold" style:font-weight-complex="bold"/>
    </style:style>
    <style:style style:name="P7" style:family="paragraph" style:parent-style-name="Standard">
      <style:text-properties fo:font-weight="bold" officeooo:rsid="00118c4a" officeooo:paragraph-rsid="005521a3" style:font-weight-asian="bold" style:font-weight-complex="bold"/>
    </style:style>
    <style:style style:name="P8" style:family="paragraph" style:parent-style-name="Standard">
      <style:text-properties fo:font-weight="bold" officeooo:rsid="0033fbdf" officeooo:paragraph-rsid="0033fbdf" style:font-weight-asian="bold" style:font-weight-complex="bold"/>
    </style:style>
    <style:style style:name="P9" style:family="paragraph" style:parent-style-name="Standard">
      <style:text-properties fo:font-weight="bold" officeooo:rsid="0065ca74" officeooo:paragraph-rsid="0069cf92" style:font-weight-asian="bold" style:font-weight-complex="bold"/>
    </style:style>
    <style:style style:name="P10" style:family="paragraph" style:parent-style-name="Standard">
      <style:text-properties officeooo:rsid="0011b025" officeooo:paragraph-rsid="0011b025"/>
    </style:style>
    <style:style style:name="P11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12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13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14" style:family="paragraph" style:parent-style-name="Standard">
      <style:text-properties fo:font-style="italic" officeooo:rsid="00722a19" officeooo:paragraph-rsid="00722a19" style:font-style-asian="italic" style:font-style-complex="italic"/>
    </style:style>
    <style:style style:name="P15" style:family="paragraph" style:parent-style-name="Standard">
      <style:text-properties fo:font-style="italic" officeooo:rsid="007291e8" officeooo:paragraph-rsid="007291e8" style:font-style-asian="italic" style:font-style-complex="italic"/>
    </style:style>
    <style:style style:name="P16" style:family="paragraph" style:parent-style-name="Standard">
      <style:text-properties fo:font-style="italic" officeooo:rsid="007a3a38" officeooo:paragraph-rsid="007a3a38" style:font-style-asian="italic" style:font-style-complex="italic"/>
    </style:style>
    <style:style style:name="P17" style:family="paragraph" style:parent-style-name="Standard">
      <style:text-properties fo:font-style="italic" officeooo:rsid="0034ed8b" officeooo:paragraph-rsid="0034ed8b" style:font-style-asian="italic" style:font-style-complex="italic"/>
    </style:style>
    <style:style style:name="P18" style:family="paragraph" style:parent-style-name="Standard">
      <style:text-properties fo:font-style="italic" officeooo:paragraph-rsid="00a639f7" style:font-style-asian="italic" style:font-style-complex="italic"/>
    </style:style>
    <style:style style:name="P19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0" style:family="paragraph" style:parent-style-name="Standard">
      <style:text-properties fo:font-style="italic" officeooo:paragraph-rsid="00a75993" style:font-style-asian="italic" style:font-style-complex="italic"/>
    </style:style>
    <style:style style:name="P21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fo:font-style="italic" style:text-underline-style="none" fo:font-weight="normal" officeooo:rsid="004826c4" officeooo:paragraph-rsid="004826c4" style:font-style-asian="italic" style:font-weight-asian="normal" style:font-style-complex="italic" style:font-weight-complex="normal"/>
    </style:style>
    <style:style style:name="P25" style:family="paragraph" style:parent-style-name="Standard">
      <style:text-properties fo:font-style="italic" style:text-underline-style="none" fo:font-weight="normal" officeooo:rsid="0056d959" officeooo:paragraph-rsid="0056d959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fo:font-style="italic" style:text-underline-style="none" fo:font-weight="normal" officeooo:rsid="005eeb02" officeooo:paragraph-rsid="005f7223" style:font-style-asian="italic" style:font-weight-asian="normal" style:font-style-complex="italic" style:font-weight-complex="normal"/>
    </style:style>
    <style:style style:name="P27" style:family="paragraph" style:parent-style-name="Standard">
      <style:text-properties fo:font-style="italic" style:text-underline-style="none" fo:font-weight="normal" officeooo:rsid="006df692" officeooo:paragraph-rsid="006df692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fo:font-style="italic" style:text-underline-style="none" fo:font-weight="normal" officeooo:rsid="007291e8" officeooo:paragraph-rsid="007291e8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fo:font-style="italic" style:text-underline-style="none" fo:font-weight="normal" officeooo:rsid="00722a19" officeooo:paragraph-rsid="00722a19" style:font-style-asian="italic" style:font-weight-asian="normal" style:font-style-complex="italic" style:font-weight-complex="normal"/>
    </style:style>
    <style:style style:name="P30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32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33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34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35" style:family="paragraph" style:parent-style-name="Standard">
      <style:text-properties fo:font-style="italic" style:text-underline-style="none" fo:font-weight="normal" officeooo:rsid="0069ae25" officeooo:paragraph-rsid="0071f6b3" style:font-style-asian="italic" style:font-weight-asian="normal" style:font-style-complex="italic" style:font-weight-complex="normal"/>
    </style:style>
    <style:style style:name="P36" style:family="paragraph" style:parent-style-name="Standard">
      <style:text-properties fo:font-style="italic" style:text-underline-style="none" fo:font-weight="normal" officeooo:rsid="008bee9e" officeooo:paragraph-rsid="008a06de" style:font-style-asian="italic" style:font-weight-asian="normal" style:font-style-complex="italic" style:font-weight-complex="normal"/>
    </style:style>
    <style:style style:name="P37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38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39" style:family="paragraph" style:parent-style-name="Standard">
      <style:text-properties fo:font-style="italic" style:text-underline-style="none" officeooo:paragraph-rsid="00a639f7" style:font-style-asian="italic" style:font-style-complex="italic"/>
    </style:style>
    <style:style style:name="P40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41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42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43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44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45" style:family="paragraph" style:parent-style-name="Standard">
      <style:text-properties officeooo:rsid="0015f1ff" officeooo:paragraph-rsid="0015f1ff"/>
    </style:style>
    <style:style style:name="P46" style:family="paragraph" style:parent-style-name="Standard">
      <style:text-properties officeooo:rsid="0015f1ff" officeooo:paragraph-rsid="009c1b54"/>
    </style:style>
    <style:style style:name="P47" style:family="paragraph" style:parent-style-name="Standard">
      <style:text-properties officeooo:rsid="0015f1ff" officeooo:paragraph-rsid="0013268f"/>
    </style:style>
    <style:style style:name="P48" style:family="paragraph" style:parent-style-name="Standard">
      <style:text-properties officeooo:paragraph-rsid="0027fcfd"/>
    </style:style>
    <style:style style:name="P49" style:family="paragraph" style:parent-style-name="Standard">
      <style:text-properties officeooo:rsid="0019f535" officeooo:paragraph-rsid="0019f535"/>
    </style:style>
    <style:style style:name="P50" style:family="paragraph" style:parent-style-name="Standard">
      <style:text-properties fo:font-style="normal" officeooo:rsid="005aa0ca" officeooo:paragraph-rsid="005d12fa" style:font-style-asian="normal" style:font-style-complex="normal"/>
    </style:style>
    <style:style style:name="P51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52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53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54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55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56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57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58" style:family="paragraph" style:parent-style-name="Standard">
      <style:text-properties fo:font-style="normal" officeooo:rsid="008dd7a7" officeooo:paragraph-rsid="008dd7a7" style:font-style-asian="normal" style:font-style-complex="normal"/>
    </style:style>
    <style:style style:name="P59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60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font-style="normal" style:text-underline-style="none" fo:font-weight="normal" officeooo:rsid="005d12fa" officeooo:paragraph-rsid="005eeb02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font-style="normal" style:text-underline-style="none" fo:font-weight="normal" officeooo:rsid="005d12fa" officeooo:paragraph-rsid="006317f8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font-style="normal" style:text-underline-style="none" fo:font-weight="normal" officeooo:rsid="006c1d47" officeooo:paragraph-rsid="006c1d47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font-style="normal" style:text-underline-style="none" fo:font-weight="normal" officeooo:rsid="006c1d47" officeooo:paragraph-rsid="007b744f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font-style="normal" style:text-underline-style="none" fo:font-weight="normal" officeooo:rsid="0069fa4b" officeooo:paragraph-rsid="005d12fa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fo:font-style="normal" style:text-underline-style="none" fo:font-weight="normal" officeooo:rsid="0069fa4b" officeooo:paragraph-rsid="0069fa4b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fo:font-style="normal" style:text-underline-style="none" fo:font-weight="normal" officeooo:rsid="006a9ead" officeooo:paragraph-rsid="006a9ead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fo:font-style="normal" style:text-underline-style="none" fo:font-weight="normal" officeooo:rsid="00721e09" officeooo:paragraph-rsid="00721e09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fo:font-style="normal" style:text-underline-style="none" fo:font-weight="normal" officeooo:rsid="007291e8" officeooo:paragraph-rsid="007291e8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line-height="100%"/>
      <style:text-properties fo:font-style="normal" style:text-underline-style="none" fo:font-weight="normal" officeooo:rsid="005eeb02" officeooo:paragraph-rsid="005eeb02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73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line-height="150%"/>
      <style:text-properties fo:font-style="normal" style:text-underline-style="none" fo:font-weight="normal" officeooo:rsid="006b8b04" officeooo:paragraph-rsid="006b8b04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81" style:family="paragraph" style:parent-style-name="Standard">
      <style:text-properties fo:font-style="normal" style:text-underline-style="none" fo:font-weight="normal" officeooo:rsid="00a07f5d" officeooo:paragraph-rsid="00a07f5d" style:font-style-asian="normal" style:font-weight-asian="normal" style:font-style-complex="normal" style:font-weight-complex="normal"/>
    </style:style>
    <style:style style:name="P82" style:family="paragraph" style:parent-style-name="Standard"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83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84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85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86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87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88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89" style:family="paragraph" style:parent-style-name="Standard">
      <style:text-properties fo:font-style="normal" style:text-underline-style="none" fo:font-weight="normal" officeooo:rsid="00a43bb7" officeooo:paragraph-rsid="00a639f7" style:font-style-asian="normal" style:font-weight-asian="normal" style:font-style-complex="normal" style:font-weight-complex="normal"/>
    </style:style>
    <style:style style:name="P90" style:family="paragraph" style:parent-style-name="Standard">
      <style:text-properties fo:font-style="normal" style:text-underline-style="none" fo:font-weight="normal" officeooo:rsid="00a43bb7" officeooo:paragraph-rsid="00a43bb7" style:font-style-asian="normal" style:font-weight-asian="normal" style:font-style-complex="normal" style:font-weight-complex="normal"/>
    </style:style>
    <style:style style:name="P91" style:family="paragraph" style:parent-style-name="Standard">
      <style:text-properties fo:font-style="normal" style:text-underline-style="none" fo:font-weight="normal" officeooo:rsid="00a69bec" officeooo:paragraph-rsid="00a69bec" style:font-style-asian="normal" style:font-weight-asian="normal" style:font-style-complex="normal" style:font-weight-complex="normal"/>
    </style:style>
    <style:style style:name="P92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93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94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95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96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97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98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99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100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101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102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103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104" style:family="paragraph" style:parent-style-name="Standard">
      <style:paragraph-properties fo:line-height="150%"/>
      <style:text-properties fo:font-style="normal" style:text-underline-style="none" officeooo:rsid="00ae61b4" officeooo:paragraph-rsid="00ae61b4" style:font-style-asian="normal" style:font-style-complex="normal"/>
    </style:style>
    <style:style style:name="P105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106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107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108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109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110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111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112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113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114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115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116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117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118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119" style:family="paragraph" style:parent-style-name="Standard">
      <style:text-properties officeooo:rsid="0033fbdf" officeooo:paragraph-rsid="0033fbdf"/>
    </style:style>
    <style:style style:name="P120" style:family="paragraph" style:parent-style-name="Standard">
      <style:text-properties officeooo:rsid="0034ed8b" officeooo:paragraph-rsid="0034ed8b"/>
    </style:style>
    <style:style style:name="P121" style:family="paragraph" style:parent-style-name="Standard">
      <style:text-properties officeooo:paragraph-rsid="00367935"/>
    </style:style>
    <style:style style:name="P122" style:family="paragraph" style:parent-style-name="Standard">
      <style:text-properties fo:font-weight="normal" officeooo:rsid="003cb407" officeooo:paragraph-rsid="003cb407" style:font-weight-asian="normal" style:font-weight-complex="normal"/>
    </style:style>
    <style:style style:name="P123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124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125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126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127" style:family="paragraph" style:parent-style-name="Standard">
      <style:text-properties style:text-line-through-style="none" style:text-line-through-type="none" fo:font-style="italic" style:text-underline-style="none" officeooo:paragraph-rsid="00367935" style:font-style-asian="italic" style:font-style-complex="italic"/>
    </style:style>
    <style:style style:name="P128" style:family="paragraph" style:parent-style-name="Standard">
      <style:text-properties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129" style:family="paragraph" style:parent-style-name="Standard">
      <style:text-properties officeooo:rsid="0012a0dc" officeooo:paragraph-rsid="0012a0dc"/>
    </style:style>
    <style:style style:name="P130" style:family="paragraph" style:parent-style-name="Standard">
      <style:text-properties officeooo:rsid="0020905d" officeooo:paragraph-rsid="005521a3"/>
    </style:style>
    <style:style style:name="P131" style:family="paragraph" style:parent-style-name="Standard">
      <style:text-properties officeooo:paragraph-rsid="003eeb50"/>
    </style:style>
    <style:style style:name="P132" style:family="paragraph" style:parent-style-name="Standard">
      <style:text-properties officeooo:rsid="00205d85" officeooo:paragraph-rsid="005f7223"/>
    </style:style>
    <style:style style:name="P133" style:family="paragraph" style:parent-style-name="Standard">
      <style:text-properties officeooo:paragraph-rsid="005521a3"/>
    </style:style>
    <style:style style:name="P134" style:family="paragraph" style:parent-style-name="Standard">
      <style:text-properties officeooo:rsid="002436f5" officeooo:paragraph-rsid="003cb407"/>
    </style:style>
    <style:style style:name="P135" style:family="paragraph" style:parent-style-name="Standard">
      <style:text-properties officeooo:rsid="002436f5" officeooo:paragraph-rsid="00c40a4d"/>
    </style:style>
    <style:style style:name="P136" style:family="paragraph" style:parent-style-name="Standard">
      <style:text-properties officeooo:rsid="0022a34b" officeooo:paragraph-rsid="005521a3"/>
    </style:style>
    <style:style style:name="P137" style:family="paragraph" style:parent-style-name="Standard">
      <style:text-properties officeooo:rsid="0056d959" officeooo:paragraph-rsid="0056d959"/>
    </style:style>
    <style:style style:name="P138" style:family="paragraph" style:parent-style-name="Standard">
      <style:paragraph-properties fo:line-height="150%"/>
      <style:text-properties officeooo:paragraph-rsid="0013268f"/>
    </style:style>
    <style:style style:name="P139" style:family="paragraph" style:parent-style-name="Standard">
      <style:paragraph-properties fo:line-height="150%"/>
      <style:text-properties officeooo:paragraph-rsid="0040eb9d"/>
    </style:style>
    <style:style style:name="P140" style:family="paragraph" style:parent-style-name="Standard">
      <style:paragraph-properties fo:line-height="150%"/>
      <style:text-properties officeooo:paragraph-rsid="0045286d"/>
    </style:style>
    <style:style style:name="P141" style:family="paragraph" style:parent-style-name="Standard">
      <style:paragraph-properties fo:line-height="150%"/>
      <style:text-properties officeooo:paragraph-rsid="007e5da6"/>
    </style:style>
    <style:style style:name="P142" style:family="paragraph" style:parent-style-name="Standard">
      <style:text-properties officeooo:paragraph-rsid="0071f6b3"/>
    </style:style>
    <style:style style:name="P143" style:family="paragraph" style:parent-style-name="Standard">
      <style:text-properties officeooo:paragraph-rsid="006a9ead"/>
    </style:style>
    <style:style style:name="P144" style:family="paragraph" style:parent-style-name="Standard">
      <style:text-properties officeooo:paragraph-rsid="007b744f"/>
    </style:style>
    <style:style style:name="P145" style:family="paragraph" style:parent-style-name="Standard">
      <style:text-properties officeooo:paragraph-rsid="007f9b5f"/>
    </style:style>
    <style:style style:name="P146" style:family="paragraph" style:parent-style-name="Standard">
      <style:text-properties officeooo:paragraph-rsid="0080477a"/>
    </style:style>
    <style:style style:name="P147" style:family="paragraph" style:parent-style-name="Standard">
      <style:text-properties officeooo:paragraph-rsid="005eeb02"/>
    </style:style>
    <style:style style:name="P148" style:family="paragraph" style:parent-style-name="Standard">
      <style:text-properties officeooo:paragraph-rsid="00883289"/>
    </style:style>
    <style:style style:name="P149" style:family="paragraph" style:parent-style-name="Standard">
      <style:text-properties officeooo:paragraph-rsid="00885557"/>
    </style:style>
    <style:style style:name="P150" style:family="paragraph" style:parent-style-name="Standard">
      <style:text-properties officeooo:rsid="008872eb" officeooo:paragraph-rsid="008872eb"/>
    </style:style>
    <style:style style:name="P151" style:family="paragraph" style:parent-style-name="Standard">
      <style:text-properties officeooo:paragraph-rsid="008d7148"/>
    </style:style>
    <style:style style:name="P152" style:family="paragraph" style:parent-style-name="Standard">
      <style:text-properties officeooo:paragraph-rsid="009622c6"/>
    </style:style>
    <style:style style:name="P153" style:family="paragraph" style:parent-style-name="Standard">
      <style:text-properties officeooo:paragraph-rsid="009af966"/>
    </style:style>
    <style:style style:name="P154" style:family="paragraph" style:parent-style-name="Standard">
      <style:text-properties officeooo:rsid="009e29ef" officeooo:paragraph-rsid="009e29ef"/>
    </style:style>
    <style:style style:name="P155" style:family="paragraph" style:parent-style-name="Standard">
      <style:text-properties officeooo:paragraph-rsid="00a75993"/>
    </style:style>
    <style:style style:name="P156" style:family="paragraph" style:parent-style-name="Standard">
      <style:text-properties officeooo:rsid="003eeb50" officeooo:paragraph-rsid="00ac1d69"/>
    </style:style>
    <style:style style:name="P157" style:family="paragraph" style:parent-style-name="Standard">
      <style:text-properties officeooo:paragraph-rsid="00b6be7d"/>
    </style:style>
    <style:style style:name="P158" style:family="paragraph" style:parent-style-name="Standard">
      <style:text-properties style:use-window-font-color="true" officeooo:rsid="0027fcfd" officeooo:paragraph-rsid="00c0d7c6"/>
    </style:style>
    <style:style style:name="P159" style:family="paragraph" style:parent-style-name="Standard">
      <style:paragraph-properties fo:line-height="150%"/>
      <style:text-properties style:use-window-font-color="true" officeooo:rsid="00a8a4b1" officeooo:paragraph-rsid="00c0d7c6"/>
    </style:style>
    <style:style style:name="P160" style:family="paragraph" style:parent-style-name="Standard">
      <style:text-properties style:use-window-font-color="true" officeooo:paragraph-rsid="00c0d7c6"/>
    </style:style>
    <style:style style:name="P161" style:family="paragraph" style:parent-style-name="Standard">
      <style:text-properties style:use-window-font-color="true" fo:font-style="normal" style:text-underline-style="none" officeooo:rsid="00af9194" officeooo:paragraph-rsid="00c0d7c6" fo:background-color="transparent" style:font-style-asian="normal" style:font-style-complex="normal"/>
    </style:style>
    <style:style style:name="P162" style:family="paragraph" style:parent-style-name="Standard">
      <style:text-properties style:use-window-font-color="true" fo:font-style="normal" style:text-underline-style="none" officeooo:rsid="00afe3cb" officeooo:paragraph-rsid="00c0d7c6" fo:background-color="transparent" style:font-style-asian="normal" style:font-style-complex="normal"/>
    </style:style>
    <style:style style:name="P163" style:family="paragraph" style:parent-style-name="Standard">
      <style:text-properties style:use-window-font-color="true" fo:font-style="normal" style:text-underline-style="none" officeooo:rsid="00b1e303" officeooo:paragraph-rsid="00c0d7c6" fo:background-color="transparent" style:font-style-asian="normal" style:font-style-complex="normal"/>
    </style:style>
    <style:style style:name="P164" style:family="paragraph" style:parent-style-name="Standard">
      <style:text-properties style:use-window-font-color="true" fo:font-style="normal" style:text-underline-style="none" fo:font-weight="normal" officeooo:rsid="00af9194" officeooo:paragraph-rsid="00c0d7c6" fo:background-color="transparent" style:font-style-asian="normal" style:font-weight-asian="normal" style:font-style-complex="normal" style:font-weight-complex="normal"/>
    </style:style>
    <style:style style:name="P165" style:family="paragraph" style:parent-style-name="Standard">
      <style:text-properties officeooo:paragraph-rsid="00ba4170"/>
    </style:style>
    <style:style style:name="P166" style:family="paragraph" style:parent-style-name="Standard">
      <style:text-properties officeooo:paragraph-rsid="00bbbf73"/>
    </style:style>
    <style:style style:name="P167" style:family="paragraph" style:parent-style-name="Standard">
      <style:text-properties officeooo:rsid="00bd11a0" officeooo:paragraph-rsid="00bd11a0"/>
    </style:style>
    <style:style style:name="P168" style:family="paragraph" style:parent-style-name="Standard">
      <style:text-properties officeooo:paragraph-rsid="00be4749"/>
    </style:style>
    <style:style style:name="P169" style:family="paragraph" style:parent-style-name="Standard">
      <style:text-properties officeooo:rsid="00beb82f" officeooo:paragraph-rsid="00beb82f"/>
    </style:style>
    <style:style style:name="P170" style:family="paragraph" style:parent-style-name="Standard">
      <style:text-properties officeooo:paragraph-rsid="00beb82f"/>
    </style:style>
    <style:style style:name="P171" style:family="paragraph" style:parent-style-name="Standard">
      <style:text-properties officeooo:rsid="00c0d7c6" officeooo:paragraph-rsid="00c0d7c6"/>
    </style:style>
    <style:style style:name="P172" style:family="paragraph" style:parent-style-name="Standard">
      <style:text-properties officeooo:paragraph-rsid="008dd7a7"/>
    </style:style>
    <style:style style:name="P173" style:family="paragraph" style:parent-style-name="Table_20_Contents">
      <style:paragraph-properties fo:text-align="center" style:justify-single-word="false"/>
      <style:text-properties fo:font-weight="bold" officeooo:rsid="0069fa4b" officeooo:paragraph-rsid="0069fa4b" style:font-weight-asian="bold" style:font-weight-complex="bold"/>
    </style:style>
    <style:style style:name="P174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175" style:family="paragraph" style:parent-style-name="Table_20_Contents">
      <style:paragraph-properties fo:text-align="center" style:justify-single-word="false"/>
    </style:style>
    <style:style style:name="P176" style:family="paragraph" style:parent-style-name="Table_20_Contents">
      <style:paragraph-properties fo:text-align="center" style:justify-single-word="false"/>
      <style:text-properties officeooo:paragraph-rsid="00b1e303"/>
    </style:style>
    <style:style style:name="P177" style:family="paragraph" style:parent-style-name="Table_20_Contents">
      <style:paragraph-properties fo:text-align="center" style:justify-single-word="false"/>
      <style:text-properties officeooo:paragraph-rsid="00b83807"/>
    </style:style>
    <style:style style:name="P178" style:family="paragraph" style:parent-style-name="Table_20_Contents">
      <style:paragraph-properties fo:text-align="center" style:justify-single-word="false"/>
      <style:text-properties officeooo:rsid="0069fa4b" officeooo:paragraph-rsid="0069fa4b"/>
    </style:style>
    <style:style style:name="P179" style:family="paragraph" style:parent-style-name="Table_20_Contents">
      <style:paragraph-properties fo:text-align="center" style:justify-single-word="false"/>
      <style:text-properties officeooo:rsid="00a07f5d" officeooo:paragraph-rsid="00a07f5d"/>
    </style:style>
    <style:style style:name="P180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181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182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183" style:family="paragraph" style:parent-style-name="Standard">
      <style:paragraph-properties fo:line-height="150%" fo:break-before="page"/>
      <style:text-properties fo:font-style="normal" officeooo:rsid="0012a0dc" officeooo:paragraph-rsid="0012a0dc" style:font-style-asian="normal" style:font-style-complex="normal"/>
    </style:style>
    <style:style style:name="P184" style:family="paragraph" style:parent-style-name="Standard">
      <style:paragraph-properties fo:break-before="page"/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185" style:family="paragraph" style:parent-style-name="Standard">
      <style:paragraph-properties fo:break-before="page"/>
      <style:text-properties fo:font-weight="bold" officeooo:rsid="0033fbdf" officeooo:paragraph-rsid="0033fbdf" style:font-weight-asian="bold" style:font-weight-complex="bold"/>
    </style:style>
    <style:style style:name="P186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87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88" style:family="paragraph" style:parent-style-name="Standard" style:list-style-name="L1">
      <style:text-properties officeooo:rsid="0013268f" officeooo:paragraph-rsid="0013268f"/>
    </style:style>
    <style:style style:name="P189" style:family="paragraph" style:parent-style-name="Standard" style:list-style-name="L2">
      <style:text-properties style:use-window-font-color="true" officeooo:paragraph-rsid="00c0d7c6"/>
    </style:style>
    <style:style style:name="P190" style:family="paragraph" style:parent-style-name="Standard" style:list-style-name="L2">
      <style:text-properties style:use-window-font-color="true" officeooo:rsid="00a8a4b1" officeooo:paragraph-rsid="00c0d7c6"/>
    </style:style>
    <style:style style:name="P191" style:family="paragraph" style:parent-style-name="Standard" style:list-style-name="L2">
      <style:text-properties style:use-window-font-color="true" officeooo:rsid="00aa3d77" officeooo:paragraph-rsid="00c0d7c6"/>
    </style:style>
    <style:style style:name="P192" style:family="paragraph" style:parent-style-name="Standard" style:list-style-name="L3">
      <style:text-properties style:use-window-font-color="true" officeooo:paragraph-rsid="00118c4a"/>
    </style:style>
    <style:style style:name="P193" style:family="paragraph" style:parent-style-name="Standard" style:list-style-name="L3">
      <style:text-properties style:use-window-font-color="true" officeooo:rsid="0011b025" officeooo:paragraph-rsid="0011b025"/>
    </style:style>
    <style:style style:name="P194" style:family="paragraph" style:parent-style-name="Standard" style:list-style-name="L4">
      <style:text-properties officeooo:rsid="0012a0dc" officeooo:paragraph-rsid="0012a0dc"/>
    </style:style>
    <style:style style:name="P195" style:family="paragraph" style:parent-style-name="Standard">
      <style:text-properties fo:font-style="normal" officeooo:rsid="0012a0dc" officeooo:paragraph-rsid="00be4749" style:font-style-asian="normal" style:font-style-complex="normal"/>
    </style:style>
    <style:style style:name="P196" style:family="paragraph" style:parent-style-name="Standard">
      <style:text-properties fo:font-style="normal" officeooo:rsid="005aa0ca" officeooo:paragraph-rsid="00be4749" style:font-style-asian="normal" style:font-style-complex="normal"/>
    </style:style>
    <style:style style:name="P197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198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199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200" style:family="paragraph" style:parent-style-name="Standard" style:list-style-name="L11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201" style:family="paragraph" style:parent-style-name="Standard" style:list-style-name="L12">
      <style:text-properties fo:font-style="normal" style:text-underline-style="none" fo:font-weight="normal" officeooo:rsid="006b8b04" officeooo:paragraph-rsid="006b8b04" style:font-style-asian="normal" style:font-weight-asian="normal" style:font-style-complex="normal" style:font-weight-complex="normal"/>
    </style:style>
    <style:style style:name="P202" style:family="paragraph" style:parent-style-name="Standard" style:list-style-name="L13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203" style:family="paragraph" style:parent-style-name="Standard" style:list-style-name="L14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04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05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06" style:family="paragraph" style:parent-style-name="Standard" style:list-style-name="L17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207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208" style:family="paragraph" style:parent-style-name="Standard" style:list-style-name="L19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209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210" style:family="paragraph" style:parent-style-name="Standard" style:list-style-name="L20">
      <style:text-properties fo:font-style="normal" style:text-underline-style="none" officeooo:rsid="00ae61b4" officeooo:paragraph-rsid="00ae61b4" style:font-style-asian="normal" style:font-style-complex="normal"/>
    </style:style>
    <style:style style:name="P211" style:family="paragraph" style:parent-style-name="Standard" style:list-style-name="L21">
      <style:text-properties fo:font-style="normal" style:text-underline-style="none" officeooo:rsid="00ba4170" officeooo:paragraph-rsid="00ba4170" style:font-style-asian="normal" style:font-style-complex="normal"/>
    </style:style>
    <style:style style:name="P212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213" style:family="paragraph" style:parent-style-name="Standard" style:list-style-name="L22">
      <style:text-properties fo:font-style="normal" style:text-underline-style="none" officeooo:rsid="00bbbf73" officeooo:paragraph-rsid="00bbbf73" style:font-style-asian="normal" style:font-style-complex="normal"/>
    </style:style>
    <style:style style:name="P214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215" style:family="paragraph" style:parent-style-name="Standard" style:list-style-name="L23">
      <style:text-properties fo:font-style="normal" style:text-underline-style="none" officeooo:rsid="00be4749" officeooo:paragraph-rsid="00be4749" style:font-style-asian="normal" style:font-style-complex="normal"/>
    </style:style>
    <style:style style:name="P216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217" style:family="paragraph" style:parent-style-name="Standard" style:list-style-name="L24">
      <style:text-properties fo:font-style="normal" style:text-underline-style="none" officeooo:rsid="00beb82f" officeooo:paragraph-rsid="00beb82f" style:font-style-asian="normal" style:font-style-complex="normal"/>
    </style:style>
    <style:style style:name="P218" style:family="paragraph" style:parent-style-name="Standard">
      <style:text-properties fo:font-style="italic" officeooo:rsid="002436f5" officeooo:paragraph-rsid="00c40a4d" style:font-style-asian="italic" style:font-style-complex="italic"/>
    </style:style>
    <style:style style:name="P219" style:family="paragraph" style:parent-style-name="Standard">
      <style:text-properties fo:font-style="italic" officeooo:rsid="00256ecc" officeooo:paragraph-rsid="00c40a4d" style:font-style-asian="italic" style:font-style-complex="italic"/>
    </style:style>
    <style:style style:name="P220" style:family="paragraph" style:parent-style-name="Standard">
      <style:text-properties fo:font-style="italic" style:text-underline-style="none" fo:font-weight="normal" officeooo:rsid="00256ecc" officeooo:paragraph-rsid="00c40a4d" style:font-style-asian="italic" style:font-weight-asian="normal" style:font-style-complex="italic" style:font-weight-complex="normal"/>
    </style:style>
    <style:style style:name="P221" style:family="paragraph" style:parent-style-name="Standard" style:list-style-name="L5">
      <style:text-properties officeooo:rsid="0033fbdf" officeooo:paragraph-rsid="0033fbdf"/>
    </style:style>
    <style:style style:name="P222" style:family="paragraph" style:parent-style-name="Standard" style:list-style-name="L6">
      <style:text-properties officeooo:rsid="0033fbdf" officeooo:paragraph-rsid="0033fbdf"/>
    </style:style>
    <style:style style:name="P223" style:family="paragraph" style:parent-style-name="Standard" style:list-style-name="L7">
      <style:text-properties officeooo:paragraph-rsid="005b5cd3"/>
    </style:style>
    <style:style style:name="P224" style:family="paragraph" style:parent-style-name="Standard" style:list-style-name="L8">
      <style:text-properties officeooo:paragraph-rsid="00367935"/>
    </style:style>
    <style:style style:name="P225" style:family="paragraph" style:parent-style-name="Standard" style:list-style-name="L8">
      <style:text-properties officeooo:rsid="00367935" officeooo:paragraph-rsid="00367935"/>
    </style:style>
    <style:style style:name="P226" style:family="paragraph" style:parent-style-name="Standard" style:list-style-name="L9">
      <style:text-properties officeooo:rsid="00386ddb" officeooo:paragraph-rsid="00386ddb"/>
    </style:style>
    <style:style style:name="P227" style:family="paragraph" style:parent-style-name="Standard" style:list-style-name="L10">
      <style:text-properties style:text-underline-style="none" fo:font-weight="normal" officeooo:rsid="0040eb9d" officeooo:paragraph-rsid="0040eb9d" style:font-weight-asian="normal" style:font-weight-complex="normal"/>
    </style:style>
    <style:style style:name="P228" style:family="paragraph" style:parent-style-name="Standard" style:list-style-name="L19">
      <style:text-properties officeooo:paragraph-rsid="00a4ce44"/>
    </style:style>
    <style:style style:name="P229" style:family="paragraph" style:parent-style-name="Standard" style:list-style-name="L19">
      <style:text-properties fo:font-weight="normal" officeooo:rsid="00a4ce44" officeooo:paragraph-rsid="00a4ce44" style:font-weight-asian="normal" style:font-weight-complex="normal"/>
    </style:style>
    <style:style style:name="P230" style:family="paragraph" style:parent-style-name="Standard">
      <style:paragraph-properties fo:line-height="150%"/>
      <style:text-properties officeooo:paragraph-rsid="00c6421c"/>
    </style:style>
    <style:style style:name="P231" style:family="paragraph" style:parent-style-name="Standard">
      <style:text-properties officeooo:rsid="0034ed8b" officeooo:paragraph-rsid="0034ed8b"/>
    </style:style>
    <style:style style:name="P232" style:family="paragraph" style:parent-style-name="Standard">
      <style:text-properties officeooo:rsid="005521a3" officeooo:paragraph-rsid="005521a3"/>
    </style:style>
    <style:style style:name="P233" style:family="paragraph" style:parent-style-name="Standard">
      <style:text-properties officeooo:rsid="00ce5fa1" officeooo:paragraph-rsid="005521a3"/>
    </style:style>
    <style:style style:name="P234" style:family="paragraph" style:parent-style-name="Standard">
      <style:text-properties officeooo:rsid="00ce5fa1" officeooo:paragraph-rsid="00ce5fa1"/>
    </style:style>
    <style:style style:name="P235" style:family="paragraph" style:parent-style-name="Standard">
      <style:text-properties officeooo:paragraph-rsid="00ce5fa1"/>
    </style:style>
    <style:style style:name="P236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237" style:family="paragraph" style:parent-style-name="Standard">
      <style:paragraph-properties fo:line-height="150%" fo:break-before="page"/>
      <style:text-properties officeooo:paragraph-rsid="00c6421c"/>
    </style:style>
    <style:style style:name="P238" style:family="paragraph" style:parent-style-name="Standard">
      <style:paragraph-properties fo:line-height="150%" fo:break-before="page"/>
      <style:text-properties officeooo:paragraph-rsid="00cab904"/>
    </style:style>
    <style:style style:name="P239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240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241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242" style:family="paragraph" style:parent-style-name="Table_20_Contents">
      <style:paragraph-properties fo:text-align="center" style:justify-single-word="false"/>
    </style:style>
    <style:style style:name="P243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244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245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246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247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248" style:family="paragraph" style:parent-style-name="Table_20_Contents">
      <style:paragraph-properties fo:text-align="center" style:justify-single-word="false"/>
      <style:text-properties fo:font-weight="bold" officeooo:rsid="00a07f5d" officeooo:paragraph-rsid="00ce5fa1" style:font-weight-asian="bold" style:font-weight-complex="bold"/>
    </style:style>
    <style:style style:name="P249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250" style:family="paragraph" style:parent-style-name="Table_20_Contents">
      <style:paragraph-properties fo:text-align="center" style:justify-single-word="false"/>
      <style:text-properties officeooo:rsid="00c705fb" officeooo:paragraph-rsid="00cab904"/>
    </style:style>
    <style:style style:name="P251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252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6" style:family="text">
      <style:text-properties fo:color="#1e90ff"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7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1e90ff" style:text-underline-style="none" fo:font-weight="normal" style:font-weight-asian="normal" style:font-weight-complex="normal"/>
    </style:style>
    <style:style style:name="T9" style:family="text">
      <style:text-properties fo:color="#228b22"/>
    </style:style>
    <style:style style:name="T10" style:family="text">
      <style:text-properties fo:color="#228b22" fo:font-style="italic" style:font-style-asian="italic" style:font-style-complex="italic"/>
    </style:style>
    <style:style style:name="T11" style:family="text">
      <style:text-properties fo:color="#ff00ff"/>
    </style:style>
    <style:style style:name="T12" style:family="text">
      <style:text-properties fo:color="#ff00ff" fo:font-style="italic" style:font-style-asian="italic" style:font-style-complex="itali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officeooo:rsid="0012a0dc"/>
    </style:style>
    <style:style style:name="T17" style:family="text">
      <style:text-properties fo:color="#0000ff"/>
    </style:style>
    <style:style style:name="T18" style:family="text">
      <style:text-properties fo:color="#0000ff" officeooo:rsid="0011b025"/>
    </style:style>
    <style:style style:name="T19" style:family="text">
      <style:text-properties fo:color="#0000ff" officeooo:rsid="0012a0dc"/>
    </style:style>
    <style:style style:name="T20" style:family="text">
      <style:text-properties fo:color="#0000ff" fo:font-style="italic" style:font-style-asian="italic" style:font-style-complex="italic"/>
    </style:style>
    <style:style style:name="T21" style:family="text">
      <style:text-properties fo:color="#0000ff"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22" style:family="text">
      <style:text-properties fo:color="#0000ff" officeooo:rsid="00367935"/>
    </style:style>
    <style:style style:name="T23" style:family="text">
      <style:text-properties fo:color="#0000ff" fo:font-weight="normal" officeooo:rsid="00367935" style:font-weight-asian="normal" style:font-weight-complex="normal"/>
    </style:style>
    <style:style style:name="T24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5" style:family="text">
      <style:text-properties fo:color="#8b4513"/>
    </style:style>
    <style:style style:name="T26" style:family="text">
      <style:text-properties style:use-window-font-color="true"/>
    </style:style>
    <style:style style:name="T27" style:family="text">
      <style:text-properties style:use-window-font-color="true" officeooo:rsid="0013268f"/>
    </style:style>
    <style:style style:name="T28" style:family="text">
      <style:text-properties style:use-window-font-color="true" officeooo:rsid="0044d7a4"/>
    </style:style>
    <style:style style:name="T29" style:family="text">
      <style:text-properties style:use-window-font-color="true" style:text-underline-style="none" fo:font-weight="normal" style:font-weight-asian="normal" style:font-weight-complex="normal"/>
    </style:style>
    <style:style style:name="T30" style:family="text">
      <style:text-properties style:use-window-font-color="true"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3c27f0" style:font-weight-asian="normal" style:font-weight-complex="normal"/>
    </style:style>
    <style:style style:name="T33" style:family="text">
      <style:text-properties fo:font-weight="normal" officeooo:rsid="003cb407" style:font-weight-asian="normal" style:font-weight-complex="normal"/>
    </style:style>
    <style:style style:name="T34" style:family="text">
      <style:text-properties fo:font-weight="normal" officeooo:rsid="00205d85" style:font-weight-asian="normal" style:font-weight-complex="normal"/>
    </style:style>
    <style:style style:name="T35" style:family="text">
      <style:text-properties fo:font-weight="normal" officeooo:rsid="00beb82f" style:font-weight-asian="normal" style:font-weight-complex="normal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officeooo:rsid="0022c018" style:font-style-asian="italic" style:font-style-complex="italic"/>
    </style:style>
    <style:style style:name="T38" style:family="text">
      <style:text-properties fo:font-style="italic" officeooo:rsid="00256ecc" style:font-style-asian="italic" style:font-style-complex="italic"/>
    </style:style>
    <style:style style:name="T39" style:family="text">
      <style:text-properties fo:font-style="italic" officeooo:rsid="006317f8" style:font-style-asian="italic" style:font-style-complex="italic"/>
    </style:style>
    <style:style style:name="T40" style:family="text">
      <style:text-properties fo:font-style="italic" officeooo:rsid="00672a68" style:font-style-asian="italic" style:font-style-complex="italic"/>
    </style:style>
    <style:style style:name="T41" style:family="text">
      <style:text-properties fo:font-style="italic" officeooo:rsid="006c1d47" style:font-style-asian="italic" style:font-style-complex="italic"/>
    </style:style>
    <style:style style:name="T42" style:family="text">
      <style:text-properties fo:font-style="italic" officeooo:rsid="00838393" style:font-style-asian="italic" style:font-style-complex="italic"/>
    </style:style>
    <style:style style:name="T4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4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5" style:family="text">
      <style:text-properties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46" style:family="text">
      <style:text-properties fo:font-style="italic" style:text-underline-style="none" fo:font-weight="normal" officeooo:rsid="0022c018" style:font-style-asian="italic" style:font-weight-asian="normal" style:font-style-complex="italic" style:font-weight-complex="normal"/>
    </style:style>
    <style:style style:name="T47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48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49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50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51" style:family="text">
      <style:text-properties fo:font-style="italic" style:text-underline-style="none" fo:font-weight="normal" officeooo:rsid="007a3a38" style:font-style-asian="italic" style:font-weight-asian="normal" style:font-style-complex="italic" style:font-weight-complex="normal"/>
    </style:style>
    <style:style style:name="T52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53" style:family="text">
      <style:text-properties fo:font-style="italic" style:text-underline-style="none" fo:font-weight="normal" officeooo:rsid="007b744f" style:font-style-asian="italic" style:font-weight-asian="normal" style:font-style-complex="italic" style:font-weight-complex="normal"/>
    </style:style>
    <style:style style:name="T54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55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56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57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58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59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60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bold" style:font-style-asian="italic" style:font-weight-asian="bold" style:font-style-complex="italic" style:font-weight-complex="bold"/>
    </style:style>
    <style:style style:name="T62" style:family="text">
      <style:text-properties fo:font-style="italic" fo:font-weight="bold" officeooo:rsid="006317f8" style:font-style-asian="italic" style:font-weight-asian="bold" style:font-style-complex="italic" style:font-weight-complex="bold"/>
    </style:style>
    <style:style style:name="T63" style:family="text">
      <style:text-properties fo:font-style="italic" fo:font-weight="bold" officeooo:rsid="00672a68" style:font-style-asian="italic" style:font-weight-asian="bold" style:font-style-complex="italic" style:font-weight-complex="bold"/>
    </style:style>
    <style:style style:name="T64" style:family="text">
      <style:text-properties officeooo:rsid="00205d85"/>
    </style:style>
    <style:style style:name="T65" style:family="text">
      <style:text-properties officeooo:rsid="0022a34b"/>
    </style:style>
    <style:style style:name="T66" style:family="text">
      <style:text-properties officeooo:rsid="002436f5"/>
    </style:style>
    <style:style style:name="T67" style:family="text">
      <style:text-properties officeooo:rsid="00256ecc"/>
    </style:style>
    <style:style style:name="T68" style:family="text">
      <style:text-properties officeooo:rsid="0027fcfd"/>
    </style:style>
    <style:style style:name="T69" style:family="text">
      <style:text-properties officeooo:rsid="0029525d"/>
    </style:style>
    <style:style style:name="T70" style:family="text">
      <style:text-properties officeooo:rsid="0031326b"/>
    </style:style>
    <style:style style:name="T71" style:family="text">
      <style:text-properties officeooo:rsid="0033fbdf"/>
    </style:style>
    <style:style style:name="T72" style:family="text">
      <style:text-properties officeooo:rsid="0034ed8b"/>
    </style:style>
    <style:style style:name="T73" style:family="text">
      <style:text-properties officeooo:rsid="00367935"/>
    </style:style>
    <style:style style:name="T74" style:family="text">
      <style:text-properties officeooo:rsid="00398ddf"/>
    </style:style>
    <style:style style:name="T75" style:family="text">
      <style:text-properties officeooo:rsid="003b4e50"/>
    </style:style>
    <style:style style:name="T76" style:family="text">
      <style:text-properties officeooo:rsid="0043121f"/>
    </style:style>
    <style:style style:name="T7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8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79" style:family="text">
      <style:text-properties fo:font-style="normal" style:text-underline-style="none" fo:font-weight="normal" officeooo:rsid="0045286d" style:font-style-asian="normal" style:font-weight-asian="normal" style:font-style-complex="normal" style:font-weight-complex="normal"/>
    </style:style>
    <style:style style:name="T80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81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82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83" style:family="text">
      <style:text-properties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84" style:family="text">
      <style:text-properties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85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86" style:family="text">
      <style:text-properties fo:font-style="normal" style:text-underline-style="none" fo:font-weight="normal" officeooo:rsid="0069ae25" style:font-style-asian="normal" style:font-weight-asian="normal" style:font-style-complex="normal" style:font-weight-complex="normal"/>
    </style:style>
    <style:style style:name="T87" style:family="text">
      <style:text-properties fo:font-style="normal" style:text-underline-style="none" fo:font-weight="normal" officeooo:rsid="0069fa4b" style:font-style-asian="normal" style:font-weight-asian="normal" style:font-style-complex="normal" style:font-weight-complex="normal"/>
    </style:style>
    <style:style style:name="T88" style:family="text">
      <style:text-properties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89" style:family="text">
      <style:text-properties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90" style:family="text">
      <style:text-properties fo:font-style="normal" style:text-underline-style="none" fo:font-weight="normal" officeooo:rsid="0071f6b3" style:font-style-asian="normal" style:font-weight-asian="normal" style:font-style-complex="normal" style:font-weight-complex="normal"/>
    </style:style>
    <style:style style:name="T91" style:family="text">
      <style:text-properties fo:font-style="normal" style:text-underline-style="none" fo:font-weight="normal" officeooo:rsid="00722a19" style:font-style-asian="normal" style:font-weight-asian="normal" style:font-style-complex="normal" style:font-weight-complex="normal"/>
    </style:style>
    <style:style style:name="T92" style:family="text">
      <style:text-properties fo:font-style="normal" style:text-underline-style="none" fo:font-weight="normal" officeooo:rsid="00759134" style:font-style-asian="normal" style:font-weight-asian="normal" style:font-style-complex="normal" style:font-weight-complex="normal"/>
    </style:style>
    <style:style style:name="T93" style:family="text">
      <style:text-properties fo:font-style="normal" style:text-underline-style="none" fo:font-weight="normal" officeooo:rsid="007b744f" style:font-style-asian="normal" style:font-weight-asian="normal" style:font-style-complex="normal" style:font-weight-complex="normal"/>
    </style:style>
    <style:style style:name="T94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95" style:family="text">
      <style:text-properties fo:font-style="normal" style:text-underline-style="none" fo:font-weight="normal" officeooo:rsid="007f9b5f" style:font-style-asian="normal" style:font-weight-asian="normal" style:font-style-complex="normal" style:font-weight-complex="normal"/>
    </style:style>
    <style:style style:name="T96" style:family="text">
      <style:text-properties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97" style:family="text">
      <style:text-properties fo:font-style="normal" style:text-underline-style="none" fo:font-weight="normal" officeooo:rsid="003cb407" style:font-style-asian="normal" style:font-weight-asian="normal" style:font-style-complex="normal" style:font-weight-complex="normal"/>
    </style:style>
    <style:style style:name="T98" style:family="text">
      <style:text-properties fo:font-style="normal" style:text-underline-style="none" fo:font-weight="normal" officeooo:rsid="0082538a" style:font-style-asian="normal" style:font-weight-asian="normal" style:font-style-complex="normal" style:font-weight-complex="normal"/>
    </style:style>
    <style:style style:name="T99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100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101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102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103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18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119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120" style:family="text">
      <style:text-properties fo:font-style="normal" style:text-underline-style="none" style:font-style-asian="normal" style:font-style-complex="normal"/>
    </style:style>
    <style:style style:name="T121" style:family="text">
      <style:text-properties fo:font-style="normal" style:text-underline-style="none" officeooo:rsid="00a8a4b1" style:font-style-asian="normal" style:font-style-complex="normal"/>
    </style:style>
    <style:style style:name="T122" style:family="text">
      <style:text-properties fo:font-style="normal" style:text-underline-style="none" officeooo:rsid="00ba4170" style:font-style-asian="normal" style:font-style-complex="normal"/>
    </style:style>
    <style:style style:name="T123" style:family="text">
      <style:text-properties fo:font-style="normal" style:text-underline-style="none" officeooo:rsid="00b1e303" style:font-style-asian="normal" style:font-style-complex="normal"/>
    </style:style>
    <style:style style:name="T124" style:family="text">
      <style:text-properties fo:font-style="normal" style:text-underline-style="none" officeooo:rsid="00baae4f" style:font-style-asian="normal" style:font-style-complex="normal"/>
    </style:style>
    <style:style style:name="T125" style:family="text">
      <style:text-properties fo:font-style="normal" style:text-underline-style="none" officeooo:rsid="00bbbf73" style:font-style-asian="normal" style:font-style-complex="normal"/>
    </style:style>
    <style:style style:name="T126" style:family="text">
      <style:text-properties fo:font-style="normal" style:text-underline-style="none" officeooo:rsid="00be4749" style:font-style-asian="normal" style:font-style-complex="normal"/>
    </style:style>
    <style:style style:name="T127" style:family="text">
      <style:text-properties fo:font-style="normal" style:font-style-asian="normal" style:font-style-complex="normal"/>
    </style:style>
    <style:style style:name="T128" style:family="text">
      <style:text-properties fo:font-style="normal" officeooo:rsid="00524926" style:font-style-asian="normal" style:font-style-complex="normal"/>
    </style:style>
    <style:style style:name="T129" style:family="text">
      <style:text-properties fo:font-style="normal" officeooo:rsid="0033fbdf" style:font-style-asian="normal" style:font-style-complex="normal"/>
    </style:style>
    <style:style style:name="T130" style:family="text">
      <style:text-properties fo:font-style="normal" officeooo:rsid="0034ed8b" style:font-style-asian="normal" style:font-style-complex="normal"/>
    </style:style>
    <style:style style:name="T131" style:family="text">
      <style:text-properties fo:font-style="normal" officeooo:rsid="0052a33a" style:font-style-asian="normal" style:font-style-complex="normal"/>
    </style:style>
    <style:style style:name="T132" style:family="text">
      <style:text-properties fo:font-style="normal" officeooo:rsid="0012a0dc" style:font-style-asian="normal" style:font-style-complex="normal"/>
    </style:style>
    <style:style style:name="T133" style:family="text">
      <style:text-properties fo:font-style="normal" officeooo:rsid="005aa0ca" style:font-style-asian="normal" style:font-style-complex="normal"/>
    </style:style>
    <style:style style:name="T134" style:family="text">
      <style:text-properties fo:font-style="normal" officeooo:rsid="0092f82d" style:font-style-asian="normal" style:font-style-complex="normal"/>
    </style:style>
    <style:style style:name="T135" style:family="text">
      <style:text-properties fo:font-style="normal" officeooo:rsid="00c6421c" style:font-style-asian="normal" style:font-style-complex="normal"/>
    </style:style>
    <style:style style:name="T136" style:family="text">
      <style:text-properties fo:font-style="normal" officeooo:rsid="00cc5bce" style:font-style-asian="normal" style:font-style-complex="normal"/>
    </style:style>
    <style:style style:name="T137" style:family="text">
      <style:text-properties officeooo:rsid="004d4d0b"/>
    </style:style>
    <style:style style:name="T138" style:family="text">
      <style:text-properties officeooo:rsid="0013268f"/>
    </style:style>
    <style:style style:name="T139" style:family="text">
      <style:text-properties officeooo:rsid="004f4350"/>
    </style:style>
    <style:style style:name="T140" style:family="text">
      <style:text-properties officeooo:rsid="00501b3c"/>
    </style:style>
    <style:style style:name="T141" style:family="text">
      <style:text-properties officeooo:rsid="00147dd9"/>
    </style:style>
    <style:style style:name="T142" style:family="text">
      <style:text-properties officeooo:rsid="005521a3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officeooo:rsid="005f7223" style:font-weight-asian="bold" style:font-weight-complex="bold"/>
    </style:style>
    <style:style style:name="T145" style:family="text">
      <style:text-properties fo:font-weight="bold" officeooo:rsid="00b39bb3" style:font-weight-asian="bold" style:font-weight-complex="bold"/>
    </style:style>
    <style:style style:name="T146" style:family="text">
      <style:text-properties fo:font-weight="bold" officeooo:rsid="00b1e303" style:font-weight-asian="bold" style:font-weight-complex="bold"/>
    </style:style>
    <style:style style:name="T147" style:family="text">
      <style:text-properties officeooo:rsid="005b5cd3"/>
    </style:style>
    <style:style style:name="T148" style:family="text">
      <style:text-properties officeooo:rsid="005b5f51"/>
    </style:style>
    <style:style style:name="T149" style:family="text">
      <style:text-properties officeooo:rsid="005d12fa"/>
    </style:style>
    <style:style style:name="T150" style:family="text">
      <style:text-properties officeooo:rsid="003cb407"/>
    </style:style>
    <style:style style:name="T151" style:family="text">
      <style:text-properties officeooo:rsid="005f7223"/>
    </style:style>
    <style:style style:name="T152" style:family="text">
      <style:text-properties officeooo:rsid="006317f8"/>
    </style:style>
    <style:style style:name="T153" style:family="text">
      <style:text-properties officeooo:rsid="0063f3c5"/>
    </style:style>
    <style:style style:name="T154" style:family="text">
      <style:text-properties officeooo:rsid="00672a68"/>
    </style:style>
    <style:style style:name="T155" style:family="text">
      <style:text-properties style:text-underline-style="none"/>
    </style:style>
    <style:style style:name="T156" style:family="text">
      <style:text-properties style:text-underline-style="none" fo:font-weight="normal" style:font-weight-asian="normal" style:font-weight-complex="normal"/>
    </style:style>
    <style:style style:name="T157" style:family="text">
      <style:text-properties style:text-underline-style="none" fo:font-weight="normal" officeooo:rsid="00721e09" style:font-weight-asian="normal" style:font-weight-complex="normal"/>
    </style:style>
    <style:style style:name="T158" style:family="text">
      <style:text-properties style:text-underline-style="none" fo:font-weight="normal" officeooo:rsid="00722a19" style:font-weight-asian="normal" style:font-weight-complex="normal"/>
    </style:style>
    <style:style style:name="T159" style:family="text">
      <style:text-properties style:text-underline-style="none" fo:font-weight="normal" officeooo:rsid="006a9ead" style:font-weight-asian="normal" style:font-weight-complex="normal"/>
    </style:style>
    <style:style style:name="T160" style:family="text">
      <style:text-properties style:text-underline-style="none" fo:font-weight="normal" officeooo:rsid="008d7148" style:font-weight-asian="normal" style:font-weight-complex="normal"/>
    </style:style>
    <style:style style:name="T161" style:family="text">
      <style:text-properties style:text-underline-style="none" fo:font-weight="normal" officeooo:rsid="00a639f7" style:font-weight-asian="normal" style:font-weight-complex="normal"/>
    </style:style>
    <style:style style:name="T162" style:family="text">
      <style:text-properties style:text-underline-style="none" fo:font-weight="normal" officeooo:rsid="00a69bec" style:font-weight-asian="normal" style:font-weight-complex="normal"/>
    </style:style>
    <style:style style:name="T163" style:family="text">
      <style:text-properties style:text-underline-style="none" fo:font-weight="normal" officeooo:rsid="009e29ef" style:font-weight-asian="normal" style:font-weight-complex="normal"/>
    </style:style>
    <style:style style:name="T164" style:family="text">
      <style:text-properties style:text-underline-style="none" fo:font-weight="normal" officeooo:rsid="00a75993" style:font-weight-asian="normal" style:font-weight-complex="normal"/>
    </style:style>
    <style:style style:name="T165" style:family="text">
      <style:text-properties style:text-underline-style="none" fo:font-weight="bold" style:font-weight-asian="bold" style:font-weight-complex="bold"/>
    </style:style>
    <style:style style:name="T166" style:family="text">
      <style:text-properties style:text-underline-style="none" fo:font-weight="bold" officeooo:rsid="00a75993" style:font-weight-asian="bold" style:font-weight-complex="bold"/>
    </style:style>
    <style:style style:name="T167" style:family="text">
      <style:text-properties style:text-underline-style="none" officeooo:rsid="00a639f7"/>
    </style:style>
    <style:style style:name="T168" style:family="text">
      <style:text-properties officeooo:rsid="00702e4c"/>
    </style:style>
    <style:style style:name="T169" style:family="text">
      <style:text-properties officeooo:rsid="0071f6b3"/>
    </style:style>
    <style:style style:name="T170" style:family="text">
      <style:text-properties officeooo:rsid="00722a19"/>
    </style:style>
    <style:style style:name="T171" style:family="text">
      <style:text-properties officeooo:rsid="007477e8"/>
    </style:style>
    <style:style style:name="T172" style:family="text">
      <style:text-properties officeooo:rsid="007e5da6"/>
    </style:style>
    <style:style style:name="T173" style:family="text">
      <style:text-properties officeooo:rsid="0080477a"/>
    </style:style>
    <style:style style:name="T174" style:family="text">
      <style:text-properties officeooo:rsid="0081154c"/>
    </style:style>
    <style:style style:name="T175" style:family="text">
      <style:text-properties officeooo:rsid="0082538a"/>
    </style:style>
    <style:style style:name="T176" style:family="text">
      <style:text-properties officeooo:rsid="00838393"/>
    </style:style>
    <style:style style:name="T177" style:family="text">
      <style:text-properties officeooo:rsid="008a06de"/>
    </style:style>
    <style:style style:name="T178" style:family="text">
      <style:text-properties officeooo:rsid="00937b11"/>
    </style:style>
    <style:style style:name="T179" style:family="text">
      <style:text-properties officeooo:rsid="0093b191"/>
    </style:style>
    <style:style style:name="T180" style:family="text">
      <style:text-properties officeooo:rsid="00a8a4b1"/>
    </style:style>
    <style:style style:name="T181" style:family="text">
      <style:text-properties officeooo:rsid="00ac1d69"/>
    </style:style>
    <style:style style:name="T182" style:family="text">
      <style:text-properties officeooo:rsid="00b39bb3"/>
    </style:style>
    <style:style style:name="T183" style:family="text">
      <style:text-properties officeooo:rsid="00b502cc"/>
    </style:style>
    <style:style style:name="T184" style:family="text">
      <style:text-properties officeooo:rsid="00b83807"/>
    </style:style>
    <style:style style:name="T185" style:family="text">
      <style:text-properties officeooo:rsid="00ba4170"/>
    </style:style>
    <style:style style:name="T186" style:family="text">
      <style:text-properties officeooo:rsid="00bbbf73"/>
    </style:style>
    <style:style style:name="T187" style:family="text">
      <style:text-properties officeooo:rsid="00bd3f9d"/>
    </style:style>
    <style:style style:name="T188" style:family="text">
      <style:text-properties officeooo:rsid="00beb82f"/>
    </style:style>
    <style:style style:name="T189" style:family="text">
      <style:text-properties officeooo:rsid="00c0d7c6"/>
    </style:style>
    <style:style style:name="T190" style:family="text">
      <style:text-properties officeooo:rsid="00c2a166"/>
    </style:style>
    <style:style style:name="T191" style:family="text">
      <style:text-properties officeooo:rsid="00c7406f"/>
    </style:style>
    <style:style style:name="T192" style:family="text">
      <style:text-properties officeooo:rsid="00c93592"/>
    </style:style>
    <style:style style:name="T193" style:family="text">
      <style:text-properties officeooo:rsid="00ce5fa1"/>
    </style:style>
    <style:style style:name="T194" style:family="text">
      <style:text-properties officeooo:rsid="00cf9e9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42">А</text:span>нглийско<text:span text:style-name="T142">е</text:span> предложени<text:span text:style-name="T142">е</text:span></text:p>
      <text:p text:style-name="P1"/>
      <text:p text:style-name="P138"><text:span text:style-name="T138">Слова </text:span><text:span text:style-name="T139">в предложении </text:span><text:span text:style-name="T138">делятся на </text:span><text:span text:style-name="T142">две</text:span><text:span text:style-name="T138"> смысловые группы:</text:span></text:p>
      <text:list xml:id="list1581919242" text:style-name="L1">
        <text:list-item>
          <text:p text:style-name="P188">главные члены предложения — <text:span text:style-name="T175">это </text:span>подлежащее и сказуемое;</text:p>
        </text:list-item>
        <text:list-item>
          <text:p text:style-name="P188">второстепенные члены предложения — определение, дополнение и обстоятельтсво.</text:p>
        </text:list-item>
      </text:list>
      <text:p text:style-name="P47"/>
      <text:p text:style-name="P171">Подлежащее — этл автор действия (существительное в именительном падеже).</text:p>
      <text:p text:style-name="P171">Сказуемое — это действие совершенное автором (т. е. глагол).</text:p>
      <text:p text:style-name="P45"/>
      <text:p text:style-name="P158"><text:span text:style-name="T153">С</text:span>казуемое <text:span text:style-name="T153">п</text:span>очти всегда делится на 2 части: <text:span text:style-name="T175">на </text:span>вспомогательный <text:span text:style-name="T189">глагол </text:span>и смысловой.</text:p>
      <text:p text:style-name="P160"><text:span text:style-name="T68">Вспомогательный глагол не переводится. Он </text:span><text:span text:style-name="T69">сообщает</text:span><text:span text:style-name="T68"> о том, в каком времени нужно переводить смысловой. Смысловой глогол передает суть действия.</text:span></text:p>
      <text:p text:style-name="P160"/>
      <text:p text:style-name="P159">Смысловой глагол имеет несколько форм:</text:p>
      <text:list xml:id="list3200003533" text:style-name="L2">
        <text:list-item>
          <text:p text:style-name="P189"><text:span text:style-name="T180">начальная форма (инфинитив) — форма глагола, как в словаре (</text:span><text:span text:style-name="T181">всегда</text:span><text:span text:style-name="T180"> с частицей to);</text:span></text:p>
        </text:list-item>
        <text:list-item>
          <text:p text:style-name="P190">с окончанием -s (-es) — в утверждениях Present Simple после he/she/it;</text:p>
        </text:list-item>
        <text:list-item>
          <text:p text:style-name="P190">с окончанием -ing (причастие) — в основном для образования Present Continuous;</text:p>
        </text:list-item>
        <text:list-item>
          <text:p text:style-name="P190">2я форма — для образования Past Simple;</text:p>
        </text:list-item>
        <text:list-item>
          <text:p text:style-name="P191">3я форма (прошедшее причастие) — для времен группы Perfect и пассивного залога.</text:p>
        </text:list-item>
      </text:list>
      <text:p text:style-name="P161"/>
      <text:p text:style-name="P162">Если глагол заканчивается на глухой звук, то -ed читается как t, а если на звконкий </text:p>
      <text:p text:style-name="P162">согласный или на гласный звук — то как d: worked [воркт], played [плэйд].</text:p>
      <text:p text:style-name="P162"/>
      <text:p text:style-name="P163">Если глагол заканчивается на d или t, то -ed читается как id: recorded [рикодид]. </text:p>
      <text:p text:style-name="P164">Если глагол заканчивается на -e, то её не надо писать 2 раза: chase → chased.</text:p>
      <text:p text:style-name="P45"/>
      <text:p text:style-name="P46">Дополнение — это то, на что направлено действие. Оно выражено существительным, </text:p>
      <text:p text:style-name="P46">перед которым может стоять предлог или глаголом, перед которым может стоять частица to<text:span text:style-name="T94">. <text:s/></text:span>Обычно оно стоит в конце предложения, но иногда может быть в начале.</text:p>
      <text:p text:style-name="P45"/>
      <text:p text:style-name="P49">Обстоятельство — это слово или группа слов, отвечающая на вопросы: как? когда? каким образом? и т. д. Оно обозначает: время, место, способ или причину действия.</text:p>
      <text:p text:style-name="P45"/>
      <text:p text:style-name="P131"><text:span text:style-name="T141">В английском </text:span><text:span text:style-name="T142">языке</text:span><text:span text:style-name="T141"> не бывает предложений без подлежащего и сказуемого.</text:span></text:p>
      <text:p text:style-name="P232">Исключение составляют разговорные фразы: nice to meet you и пр.</text:p>
      <text:p text:style-name="P233"/>
      <text:p text:style-name="P235"><text:span text:style-name="T193">Глагол have для he/she/it не пишется с онончанием -s, а </text:span><text:span text:style-name="T194">преобразуется</text:span><text:span text:style-name="T193"> в has. </text:span></text:p>
      <text:p text:style-name="P234">Местоимение I всегда пишется с большой буквы.</text:p>
      <text:p text:style-name="P2"/>
      <text:p text:style-name="P51"><text:span text:style-name="T190">Порядок слов в у</text:span>тведрдительны<text:span text:style-name="T190">х</text:span> и отрицательны<text:span text:style-name="T190">х</text:span> предложения<text:span text:style-name="T190">х</text:span>:</text:p>
      <text:list xml:id="list3273007985" text:style-name="L3">
        <text:list-item>
          <text:p text:style-name="P192"><text:span text:style-name="T14">подлежащее</text:span><text:span text:style-name="T1">;</text:span></text:p>
        </text:list-item>
        <text:list-item>
          <text:p text:style-name="P192"><text:span text:style-name="T18">сказуемое</text:span><text:span text:style-name="T2">;</text:span></text:p>
        </text:list-item>
        <text:list-item>
          <text:p text:style-name="P193"><text:span text:style-name="T9">дополнение</text:span>;</text:p>
        </text:list-item>
        <text:list-item>
          <text:p text:style-name="P193"><text:span text:style-name="T11">обстоятельство</text:span>.</text:p>
        </text:list-item>
      </text:list>
      <text:p text:style-name="P10"/>
      <text:p text:style-name="P11"><text:span text:style-name="T13">We</text:span> <text:span text:style-name="T17">do</text:span> <text:span text:style-name="T9">our work</text:span> <text:span text:style-name="T11">with pleasure</text:span> — <text:span text:style-name="T16">М</text:span>ы делаем нашу работу с удовол<text:span text:style-name="T16">ь</text:span>ствием.</text:p>
      <text:p text:style-name="P11"><text:span text:style-name="T13">They</text:span> <text:span text:style-name="T17">haven`t finish</text:span><text:span text:style-name="T19">ed</text:span> <text:span text:style-name="T9">their work</text:span> <text:span text:style-name="T11">in time</text:span> — <text:span text:style-name="T16">Они не закончили работу вовремя.</text:span></text:p>
      <text:p text:style-name="P12"><text:span text:style-name="T13">I</text:span> <text:span text:style-name="T17">will give</text:span> <text:span text:style-name="T9">you</text:span> <text:span text:style-name="T9">money</text:span> — Я дам тебе деньги.</text:p>
      <text:p text:style-name="P10"/>
      <text:p text:style-name="P59"/>
      <text:p text:style-name="P183"><text:span text:style-name="T190">Порядок слов в в</text:span>опросительны<text:span text:style-name="T190">х</text:span> предложения<text:span text:style-name="T190">х</text:span>:</text:p>
      <text:list xml:id="list2378608688" text:style-name="L4">
        <text:list-item>
          <text:p text:style-name="P194"><text:span text:style-name="T25">вопросительное слово</text:span>;</text:p>
        </text:list-item>
        <text:list-item>
          <text:p text:style-name="P194"><text:span text:style-name="T3">вспомогательный глагол</text:span><text:span text:style-name="T17"> </text:span><text:span text:style-name="T27">(часть сказуемого)</text:span><text:span text:style-name="T26">;</text:span></text:p>
        </text:list-item>
        <text:list-item>
          <text:p text:style-name="P194"><text:span text:style-name="T13">подлежащее</text:span>;</text:p>
        </text:list-item>
        <text:list-item>
          <text:p text:style-name="P194"><text:span text:style-name="T17">смысловой глагол</text:span><text:span text:style-name="T3"> </text:span><text:span text:style-name="T27">(часть сказуемого)</text:span><text:span text:style-name="T26">;</text:span></text:p>
        </text:list-item>
        <text:list-item>
          <text:p text:style-name="P194"><text:span text:style-name="T9">дополнение</text:span>;</text:p>
        </text:list-item>
        <text:list-item>
          <text:p text:style-name="P194"><text:span text:style-name="T11">обстоятельство</text:span>.</text:p>
        </text:list-item>
      </text:list>
      <text:p text:style-name="P129"/>
      <text:p text:style-name="P13"><text:span text:style-name="T25">What</text:span> <text:span text:style-name="T3">are</text:span> <text:span text:style-name="T13">you</text:span> <text:span text:style-name="T17">doing</text:span> <text:span text:style-name="T11">here</text:span>? <text:span text:style-name="T64">—</text:span> Что ты здесь делаешь?</text:p>
      <text:p text:style-name="P132"><text:span text:style-name="T4">Do</text:span><text:span text:style-name="T36"> </text:span><text:span text:style-name="T15">you</text:span><text:span text:style-name="T36"> </text:span><text:span text:style-name="T20">want</text:span><text:span text:style-name="T10"> to live </text:span><text:span text:style-name="T12">in Spain</text:span><text:span text:style-name="T36">? — Ты хочешь жить в Испании?</text:span></text:p>
      <text:p text:style-name="P195"/>
      <text:p text:style-name="P168"><text:span text:style-name="T132">Вопрос не всегда бывает полным, какого-то элемента может не быть, </text:span><text:span text:style-name="T133">но при этом всегда </text:span></text:p>
      <text:p text:style-name="P196">есть подлежащие и вспомогательный глагол.</text:p>
      <text:p text:style-name="P50"/>
      <text:p text:style-name="P147"><text:span text:style-name="T97">Общий вопрос начинается со вспомогательного глагола и подразумевает ответ «</text:span><text:span text:style-name="T98">да/нет»</text:span><text:span text:style-name="T97">.</text:span></text:p>
      <text:p text:style-name="P62"/>
      <text:p text:style-name="P147"><text:span text:style-name="T83">Чтобы коротко ответить на </text:span><text:span text:style-name="T84">такой </text:span><text:span text:style-name="T83">вопрос, недостаточно просто написать «yes/no». Нужно также добавить корешок — местоимение со вспомогательным глаголом. Вспомогательный глагол будет указывает на мысль, которая была сказана в предыдушем предложении:</text:span></text:p>
      <text:p text:style-name="P71"/>
      <text:p text:style-name="P26"><text:span text:style-name="T143">Do you play</text:span> the piano? <text:span text:style-name="T64">—</text:span> Yes, <text:span text:style-name="T144">I do</text:span><text:span text:style-name="T151">.</text:span></text:p>
      <text:p text:style-name="P26"><text:span text:style-name="T144">Does Rita play</text:span><text:span text:style-name="T151"> football? </text:span><text:span text:style-name="T64">— </text:span><text:span text:style-name="T151">No, </text:span><text:span text:style-name="T144">she doesn`t</text:span><text:span text:style-name="T151">.</text:span> </text:p>
      <text:p text:style-name="P26"/>
      <text:p text:style-name="P63"><text:span text:style-name="T150">Специальный вопрос начинается с вопросительного слова </text:span><text:span text:style-name="T154">или связки</text:span><text:span text:style-name="T150">. </text:span><text:span text:style-name="T152">Он служит, чтобы узнать дополнительную информацию.</text:span><text:span text:style-name="T150"> </text:span><text:span text:style-name="T152">После вопросительного слова обычно стоит существительное: </text:span><text:span text:style-name="T39">What </text:span><text:span text:style-name="T62">car</text:span><text:span text:style-name="T39"> does he have? </text:span><text:span text:style-name="T40">How much </text:span><text:span text:style-name="T63">money</text:span><text:span text:style-name="T40"> dow we have?</text:span></text:p>
      <text:p text:style-name="P26"/>
      <text:p text:style-name="P128">В английском языке всего 2 падежа: именительный и объектный. <text:s/></text:p>
      <text:p text:style-name="P156"><text:span text:style-name="T33">В предложениях, которые используют глаголы: </text:span><text:span text:style-name="T32">like, have, enjoy, need, </text:span><text:span text:style-name="T33">подлежащие </text:span></text:p>
      <text:p text:style-name="P156"><text:span text:style-name="T33">не переводятся на русский в именительном падеже</text:span><text:span text:style-name="T34">:</text:span></text:p>
      <text:p text:style-name="P122"/>
      <text:p text:style-name="P21"><text:span text:style-name="T26">I l</text:span>ike my job — Мне нравится моя работа (а не «Я нравится моя работа»).</text:p>
      <text:p text:style-name="P6"/>
      <text:p text:style-name="P4">Об английских временах</text:p>
      <text:p text:style-name="P130"/>
      <text:p text:style-name="P136">Времена группы Simple (или Indefinite) сообщают об обыденных фактах и событиях, происходящих регулярно, например <text:span text:style-name="T36">I live in Spain — Я живу в испании (факт).</text:span></text:p>
      <text:p text:style-name="P136"/>
      <text:p text:style-name="P133"><text:span text:style-name="T65">Времена группы Continues (Progressive) </text:span><text:span text:style-name="T66">описывают</text:span><text:span text:style-name="T65"> </text:span><text:span text:style-name="T70">незавершенный </text:span><text:span text:style-name="T65">процесс </text:span><text:span text:style-name="T70">в</text:span><text:span text:style-name="T65"> </text:span><text:span text:style-name="T71">какой-то</text:span><text:span text:style-name="T65"> момент времени: </text:span><text:span text:style-name="T37">I am reading a book — Я читаю книгу (именно сейчас).</text:span></text:p>
      <text:p text:style-name="P133"/>
      <text:p text:style-name="P135">Времена группы Perfect обозначают результат, опыт, впечатления: <text:s/></text:p>
      <text:p text:style-name="P218">I have lost the keys — Я потерял ключи (результат свершившегося действия).</text:p>
      <text:p text:style-name="P133"/>
      <text:p text:style-name="P135">Времена группы Perfect Continuous описывают процесс, который начался в прошлом и длился до какого-то момента <text:span text:style-name="T67">в прошлом, либо длится до настоящего момента, либо продолжится до определенного момента в будущем: </text:span></text:p>
      <text:p text:style-name="P219"/>
      <text:p text:style-name="P135"><text:span text:style-name="T38">I have been reading for 2 hours — </text:span><text:span text:style-name="T60">Я читаю уже 2 часа (как долго я выполняю </text:span></text:p>
      <text:p text:style-name="P220">действие к этому моменту).</text:p>
      <text:p text:style-name="P134"/>
      <text:p text:style-name="P8"/>
      <text:p text:style-name="P185">Present Simple</text:p>
      <text:p text:style-name="P119"/>
      <text:p text:style-name="P53">Используется чтобы:</text:p>
      <text:list xml:id="list1524989520" text:style-name="L5">
        <text:list-item>
          <text:p text:style-name="P221">сообщить факты настоящего и общеизвестные истины;</text:p>
        </text:list-item>
        <text:list-item>
          <text:p text:style-name="P221">описать текущую реальность <text:span text:style-name="T149">или</text:span> текущее положение дел;</text:p>
        </text:list-item>
        <text:list-item>
          <text:p text:style-name="P221">говорить о событиях, которые происходят с какой-то регулярностью.</text:p>
        </text:list-item>
      </text:list>
      <text:p text:style-name="P48"/>
      <text:p text:style-name="P139"><text:span text:style-name="T128">П</text:span><text:span text:style-name="T129">еред сказуемым часто </text:span><text:span text:style-name="T131">стоят</text:span><text:span text:style-name="T129"> наречия частности </text:span><text:span text:style-name="T130">(</text:span><text:span text:style-name="T129">маячки времени</text:span><text:span text:style-name="T130">):</text:span></text:p>
      <text:list xml:id="list3991716655" text:style-name="L6">
        <text:list-item>
          <text:p text:style-name="P222">always - <text:span text:style-name="T72">всегда</text:span>;</text:p>
        </text:list-item>
        <text:list-item>
          <text:p text:style-name="P222">usually - <text:span text:style-name="T72">обычно</text:span>;</text:p>
        </text:list-item>
        <text:list-item>
          <text:p text:style-name="P222">often - <text:span text:style-name="T72">часто</text:span>;</text:p>
        </text:list-item>
        <text:list-item>
          <text:p text:style-name="P222">sometimes - <text:span text:style-name="T72">иногда</text:span>;</text:p>
        </text:list-item>
        <text:list-item>
          <text:p text:style-name="P222">never — <text:span text:style-name="T72">никогда</text:span>.</text:p>
        </text:list-item>
      </text:list>
      <text:p text:style-name="P120"><text:span text:style-name="T36"/></text:p>
      <text:p text:style-name="P120"><text:span text:style-name="T36">I </text:span><text:span text:style-name="T61">always</text:span><text:span text:style-name="T36"> wash my hands before eating — Я всегда мою руки перед едой.</text:span></text:p>
      <text:p text:style-name="P17"/>
      <text:p text:style-name="P52">В утверждениях глагол используется в 2х вариантах:</text:p>
      <text:list xml:id="list455675325" text:style-name="L7">
        <text:list-item>
          <text:p text:style-name="P223">без изменений, если подлежащее в первом лице или множеств<text:span text:style-name="T175">ен.</text:span> числе (<text:span text:style-name="T147">I</text:span>, <text:span text:style-name="T147">you</text:span>, <text:span text:style-name="T147">we,</text:span> <text:span text:style-name="T147">they</text:span>);</text:p>
        </text:list-item>
        <text:list-item>
          <text:p text:style-name="P223"><text:span text:style-name="T72">с окончанием -s </text:span><text:span text:style-name="T73">(-es)</text:span><text:span text:style-name="T72">, если подлежащ</text:span><text:span text:style-name="T148">ее</text:span><text:span text:style-name="T72"> в третьем лице, единств</text:span><text:span text:style-name="T149">ен</text:span><text:span text:style-name="T175">ном</text:span><text:span text:style-name="T72"> числе (</text:span><text:span text:style-name="T147">he</text:span><text:span text:style-name="T72">, </text:span><text:span text:style-name="T147">she</text:span><text:span text:style-name="T72">, </text:span><text:span text:style-name="T147">it</text:span><text:span text:style-name="T72">);</text:span></text:p>
        </text:list-item>
      </text:list>
      <text:p text:style-name="P120"/>
      <text:p text:style-name="P126">I <text:span text:style-name="T17">live</text:span> in New York — Я живу в Нью Йорке.</text:p>
      <text:p text:style-name="P127"><text:span text:style-name="T73">Peter </text:span><text:span text:style-name="T22">work</text:span><text:span text:style-name="T23">s</text:span><text:span text:style-name="T73"> in New York — Питер работает в Нью Йорке;</text:span></text:p>
      <text:p text:style-name="P121"/>
      <text:p text:style-name="P55">Окончание -es ставится, если глагол заканчивается: на гласную букву, </text:p>
      <text:p text:style-name="P54">на шипящий звук (sh, ch) <text:span text:style-name="T140">или</text:span> на букву s/x:</text:p>
      <text:list xml:id="list2398368205" text:style-name="L8">
        <text:list-item>
          <text:p text:style-name="P225"><text:span text:style-name="T74">go — </text:span>goes;</text:p>
        </text:list-item>
        <text:list-item>
          <text:p text:style-name="P225"><text:span text:style-name="T74">teach — </text:span>teaches;</text:p>
        </text:list-item>
        <text:list-item>
          <text:p text:style-name="P224"><text:span text:style-name="T74">mix — </text:span><text:span text:style-name="T73">mixes.</text:span></text:p>
        </text:list-item>
      </text:list>
      <text:p text:style-name="P119"/>
      <text:p text:style-name="P57">Если глагол заканчивается на букву y, перед которой согласная, то вместо y </text:p>
      <text:p text:style-name="P56">пишется i <text:span text:style-name="T75">(помимо добавления -es)</text:span>:</text:p>
      <text:list xml:id="list1577296232" text:style-name="L9">
        <text:list-item>
          <text:p text:style-name="P226">fly — flies; </text:p>
        </text:list-item>
        <text:list-item>
          <text:p text:style-name="P226">cry — cries.</text:p>
        </text:list-item>
      </text:list>
      <text:p text:style-name="P119"/>
      <text:p text:style-name="P3">Отрицания в Present Simple</text:p>
      <text:p text:style-name="P3"/>
      <text:p text:style-name="P139"><text:span text:style-name="T81">Использу</text:span><text:span text:style-name="T82">ю</text:span><text:span text:style-name="T81">тся чтобы сказать о том, что что-либо:</text:span></text:p>
      <text:list xml:id="list3695043913" text:style-name="L10">
        <text:list-item>
          <text:p text:style-name="P227">не является фактом настоящего <text:span text:style-name="T149">или истиной</text:span>;</text:p>
        </text:list-item>
        <text:list-item>
          <text:p text:style-name="P227">не происходит с какой-то регулярностью.</text:p>
        </text:list-item>
      </text:list>
      <text:p text:style-name="P125"/>
      <text:p text:style-name="P124">За отрицание отвечает частица not, которая идет в паре со вспомогательным глаголом do.</text:p>
      <text:p text:style-name="P124">Если подлежащее he/she/it, то испольузется does. <text:span text:style-name="T137">Смысловой глагол без изменений.</text:span></text:p>
      <text:p text:style-name="P123"/>
      <text:p text:style-name="P22">People <text:span text:style-name="T3">do </text:span><text:span text:style-name="T28">not</text:span> <text:span text:style-name="T17">live</text:span> in space — Люди не живут в космосе.</text:p>
      <text:p text:style-name="P22">Water <text:span text:style-name="T3">does </text:span><text:span text:style-name="T28">not</text:span> <text:span text:style-name="T17">boil</text:span> at 50 degrees Celsius — Вода не кипит при 50 грудусах.</text:p>
      <text:p text:style-name="P22"/>
      <text:p text:style-name="P140"><text:span text:style-name="T78">Практически всегда do/</text:span><text:span text:style-name="T79">does</text:span><text:span text:style-name="T78"> not использу</text:span><text:span text:style-name="T80">е</text:span><text:span text:style-name="T78">тся в сокращении: </text:span></text:p>
      <text:p text:style-name="P23">We don`t drink whisky — Мы не пьем виски.</text:p>
      <text:p text:style-name="P24">He doesn`t drink tea — Он не пьет чай.</text:p>
      <text:p text:style-name="P95"><text:soft-page-break/>Вопросы в Present Simple</text:p>
      <text:p text:style-name="P23"/>
      <text:p text:style-name="P61">Используюся чтобы:</text:p>
      <text:list xml:id="list2240418623" text:style-name="L11">
        <text:list-item>
          <text:p text:style-name="P200">узнать о фактах настоящего;</text:p>
        </text:list-item>
        <text:list-item>
          <text:p text:style-name="P200">о событиях, которые происходят с какой-то регулярностью.</text:p>
        </text:list-item>
      </text:list>
      <text:p text:style-name="P60"/>
      <text:p text:style-name="P60">Вопрос задается с помощью вспомогательного глагола do/does, который ставится перед подлежащим. Смысловой глагол без изменений (в начальной форме).</text:p>
      <text:p text:style-name="P60"/>
      <text:p text:style-name="P137"><text:span text:style-name="T7">Do</text:span><text:span text:style-name="T77"> you </text:span><text:span text:style-name="T24">like</text:span><text:span text:style-name="T77"> action movies? </text:span><text:span text:style-name="T44">— </text:span><text:span text:style-name="T77">Тебе нравятся экшен фильмы? </text:span></text:p>
      <text:p text:style-name="P25">What books <text:span text:style-name="T3">do</text:span> you <text:span text:style-name="T17">read</text:span>? <text:span text:style-name="T76">—</text:span> Какие книги тебе нравятся?</text:p>
      <text:p text:style-name="P9"/>
      <text:p text:style-name="P9">Глаголы <text:span text:style-name="T171">d</text:span>o и <text:span text:style-name="T171">b</text:span>e <text:span text:style-name="T174">в Present Simple</text:span></text:p>
      <text:p text:style-name="P5"/>
      <text:p text:style-name="P142"><text:span text:style-name="T90">Глагол</text:span><text:span text:style-name="T85"> d</text:span><text:span text:style-name="T86">o </text:span><text:span text:style-name="T87">означает</text:span><text:span text:style-name="T86"> «делать». В предложении </text:span><text:span text:style-name="T90">он</text:span><text:span text:style-name="T86"> может может встречаться несколько раз, </text:span></text:p>
      <text:p text:style-name="P142"><text:span text:style-name="T86">в качестве вспомогательного и смыслового: </text:span><text:span text:style-name="T45">What </text:span><text:span text:style-name="T5">do</text:span><text:span text:style-name="T45"> you </text:span><text:span text:style-name="T21">do</text:span><text:span text:style-name="T45">? </text:span><text:span text:style-name="T46">— </text:span><text:span text:style-name="T45">Что ты делаешь? </text:span></text:p>
      <text:p text:style-name="P35"/>
      <text:p text:style-name="P141"><text:span text:style-name="T96">To </text:span><text:span text:style-name="T85">be — </text:span><text:span text:style-name="T89">это начальная форма глагола</text:span><text:span text:style-name="T85"> «быть». <text:s/></text:span><text:span text:style-name="T90">Он</text:span><text:span text:style-name="T85"> меняется в завис</text:span><text:span text:style-name="T90">имости</text:span><text:span text:style-name="T85"> от подлежащего: </text:span></text:p>
      <table:table table:name="Table4" table:style-name="Table4">
        <table:table-column table:style-name="Table4.A"/>
        <table:table-column table:style-name="Table4.B"/>
        <table:table-row table:style-name="TableLine94205198059104">
          <table:table-cell table:style-name="Table4.A1" office:value-type="string">
            <text:p text:style-name="P173">Подлежащее</text:p>
          </table:table-cell>
          <table:table-cell table:style-name="Table4.B1" office:value-type="string">
            <text:p text:style-name="P173"><text:span text:style-name="T172">Глагол </text:span><text:span text:style-name="T168">t</text:span>o be</text:p>
          </table:table-cell>
        </table:table-row>
        <table:table-row table:style-name="TableLine94205197590992">
          <table:table-cell table:style-name="Table4.A2" office:value-type="string">
            <text:p text:style-name="P178">I</text:p>
          </table:table-cell>
          <table:table-cell table:style-name="Table4.B2" office:value-type="string">
            <text:p text:style-name="P178">am</text:p>
          </table:table-cell>
        </table:table-row>
        <table:table-row table:style-name="TableLine94205197612336">
          <table:table-cell table:style-name="Table4.A2" office:value-type="string">
            <text:p text:style-name="P178">he/she/it</text:p>
          </table:table-cell>
          <table:table-cell table:style-name="Table4.B2" office:value-type="string">
            <text:p text:style-name="P178">is</text:p>
          </table:table-cell>
        </table:table-row>
        <table:table-row table:style-name="TableLine94205197614688">
          <table:table-cell table:style-name="Table4.A2" office:value-type="string">
            <text:p text:style-name="P178">we/you/they</text:p>
          </table:table-cell>
          <table:table-cell table:style-name="Table4.B2" office:value-type="string">
            <text:p text:style-name="P178">are</text:p>
          </table:table-cell>
        </table:table-row>
      </table:table>
      <text:p text:style-name="P66"/>
      <text:p text:style-name="P145"><text:span text:style-name="T87">Э</text:span><text:span text:style-name="T91">ти формы </text:span><text:span text:style-name="T95">глагола</text:span><text:span text:style-name="T91"> заменяют собой сказуемое в тех </text:span><text:span text:style-name="T92">ситуациях</text:span><text:span text:style-name="T91">, </text:span><text:span text:style-name="T92">когда</text:span><text:span text:style-name="T91"> оно отсутсвует</text:span></text:p>
      <text:p text:style-name="P146"><text:span text:style-name="T91">(т. к. </text:span><text:span text:style-name="T90">для английского языка не характерно, когда в предложении нет </text:span><text:span text:style-name="T91">сказуемого) </text:span></text:p>
      <text:p text:style-name="P146"><text:span text:style-name="T96">и помогают привязать предложение ко времени</text:span><text:span text:style-name="T91">.</text:span></text:p>
      <text:p text:style-name="P67"/>
      <text:p text:style-name="P143"><text:span text:style-name="T30">I </text:span><text:span text:style-name="T6">am</text:span><text:span text:style-name="T47"> a doctor — Я (</text:span><text:span text:style-name="T48">есть</text:span><text:span text:style-name="T47">) доктор.</text:span></text:p>
      <text:p text:style-name="P16"><text:span text:style-name="T29">We</text:span><text:span text:style-name="T156"> </text:span><text:span text:style-name="T8">are</text:span><text:span text:style-name="T156"> happy </text:span><text:span text:style-name="T159">— </text:span><text:span text:style-name="T156">Мы (есть) счастливы.</text:span></text:p>
      <text:p text:style-name="P68"/>
      <text:p text:style-name="P79"><text:span text:style-name="T169">Г</text:span>лагол <text:span text:style-name="T169">be </text:span>появляется, когда говорят:</text:p>
      <text:list xml:id="list418846816" text:style-name="L12">
        <text:list-item>
          <text:p text:style-name="P201">кто человек по профессии <text:span text:style-name="T176">(</text:span><text:span text:style-name="T41">I am a football player</text:span><text:span text:style-name="T42">)</text:span>;</text:p>
        </text:list-item>
        <text:list-item>
          <text:p text:style-name="P201">в каком состоянии человек или объект <text:span text:style-name="T176">(</text:span><text:span text:style-name="T41">This dress is blue</text:span><text:span text:style-name="T42">)</text:span>;</text:p>
        </text:list-item>
        <text:list-item>
          <text:p text:style-name="P201">где находится человек или объект <text:span text:style-name="T176">(</text:span><text:span text:style-name="T41">Molly is in her office now</text:span><text:span text:style-name="T42">)</text:span>;</text:p>
        </text:list-item>
      </text:list>
      <text:p text:style-name="P65"/>
      <text:p text:style-name="P144"><text:span text:style-name="T96">Глагол</text:span><text:span text:style-name="T88"> be может использоваться в связке с прилагательным. </text:span><text:span text:style-name="T93">При переводе таких связок можно подобрать отдельный глагол, которого нет в английском.</text:span></text:p>
      <text:p text:style-name="P64"/>
      <text:p text:style-name="P149"><text:span text:style-name="T49">I am interested in art — Я</text:span><text:span text:style-name="T50"> (</text:span><text:span text:style-name="T53">есть </text:span><text:span text:style-name="T50">заинтересованный) интересуюсь искусством.</text:span></text:p>
      <text:p text:style-name="P149"><text:span text:style-name="T50">My hands are cold — Мои руки </text:span><text:span text:style-name="T52">(</text:span><text:span text:style-name="T51">есть</text:span><text:span text:style-name="T52"> замерзши</text:span><text:span text:style-name="T51">е</text:span><text:span text:style-name="T52">) </text:span><text:span text:style-name="T50">замерзли</text:span><text:span text:style-name="T52">.</text:span></text:p>
      <text:p text:style-name="P27"/>
      <text:p text:style-name="P69">В вопросительных предложениях глагол be меняется местами с подлежащим, </text:p>
      <text:p text:style-name="P69">а в отрицательных, используется с частицей not:</text:p>
      <text:p text:style-name="P69"/>
      <text:p text:style-name="P14"><text:span text:style-name="T157">I </text:span><text:span text:style-name="T156">am not a student — Я не студент.</text:span></text:p>
      <text:p text:style-name="P29">We are not English speakers — Они не англоговорящие люди.</text:p>
      <text:p text:style-name="P14"><text:span text:style-name="T157">I</text:span><text:span text:style-name="T156">s it dark? — Сейчас темно?</text:span></text:p>
      <text:p text:style-name="P29">Are they hungry? — Они голодны?</text:p>
      <text:p text:style-name="P29"/>
      <text:p text:style-name="P70"><text:soft-page-break/>Если перед <text:span text:style-name="T173">am/is/are</text:span> нет вопросительного слова, то это общий вопрос. </text:p>
      <text:p text:style-name="P70">В корешке ответа вместо do/does используется am/is/are:</text:p>
      <text:p text:style-name="P70"/>
      <text:p text:style-name="P15"><text:span text:style-name="T156">Am I in danger? Yes, you are. </text:span><text:span text:style-name="T158">—</text:span><text:span text:style-name="T156"> Я в опасности? Да.</text:span></text:p>
      <text:p text:style-name="P15"><text:span text:style-name="T156">Is John married? - No, he isn`t. </text:span><text:span text:style-name="T158">— </text:span><text:span text:style-name="T156">Джон женат? </text:span><text:span text:style-name="T158">— </text:span><text:span text:style-name="T156">Нет.</text:span></text:p>
      <text:p text:style-name="P28"/>
      <text:p text:style-name="P28"><text:span text:style-name="T127">Специальный вопрос начинается с вопросительного слова </text:span><text:span text:style-name="T134">или связки</text:span><text:span text:style-name="T127">:</text:span> </text:p>
      <text:p text:style-name="P28">Where is Jill?<text:span text:style-name="T170"> </text:span>She is at school. <text:span text:style-name="T170">— </text:span>Где Джил? Она в школе.</text:p>
      <text:p text:style-name="P28"/>
      <text:p text:style-name="P151"><text:span text:style-name="T100">Очень часто am/is/are сокращаются: </text:span><text:span text:style-name="T55">I am → I`m, he is → he`s, <text:s/></text:span></text:p>
      <text:p text:style-name="P151"><text:span text:style-name="T55">you are → you`re, John is → John`s, </text:span><text:span text:style-name="T57">t</text:span><text:span text:style-name="T55">hey are → </text:span><text:span text:style-name="T57">t</text:span><text:span text:style-name="T55">hey`re</text:span><text:span text:style-name="T56">. </text:span></text:p>
      <text:p text:style-name="P36"/>
      <text:p text:style-name="P172"><text:span text:style-name="T101">С</text:span><text:span text:style-name="T102">окращать можно как по </text:span><text:span text:style-name="T103">вспом.</text:span><text:span text:style-name="T102"> глаголу, так и по частице not: </text:span><text:span text:style-name="T58">he is not → he`s not</text:span><text:span text:style-name="T59"> или</text:span><text:span text:style-name="T58"> he isn`t.</text:span></text:p>
      <text:p text:style-name="P58"><text:span text:style-name="T160">П</text:span><text:span text:style-name="T156">ри этом am сокращается только по am → </text:span><text:span text:style-name="T43">I`m not (I amn`t не существует).</text:span></text:p>
      <text:p text:style-name="P37"/>
      <text:p text:style-name="P98">Present Continuous</text:p>
      <text:p text:style-name="P72"/>
      <text:p text:style-name="P72">Указывает на событие, происходящее именно сейчас и которое еще не закончилось.</text:p>
      <text:p text:style-name="P75">Состоит из связки вспомогательного глагола be и смыслового с окончанием -ing:</text:p>
      <text:p text:style-name="P73"/>
      <text:p text:style-name="P30">She <text:span text:style-name="T143">is</text:span> driv<text:span text:style-name="T143">ing</text:span> to work. <text:span text:style-name="T170">—</text:span> Она (сейчас) едет на работу.</text:p>
      <text:p text:style-name="P31">You <text:span text:style-name="T143">are</text:span> do<text:span text:style-name="T143">ing</text:span> great! <text:span text:style-name="T170">—</text:span> У тебя отлично получается!</text:p>
      <text:p text:style-name="P72"/>
      <text:p text:style-name="P148"><text:span text:style-name="T99">Если глагол заканчивается на -e, то при добавлении -ing она выпадает: </text:span><text:span text:style-name="T54">make → making.</text:span></text:p>
      <text:p text:style-name="P74">Если глагол заканчивается на -ie, то при добавлении -ing оно меняется на -y: <text:span text:style-name="T36">lie → lying. </text:span></text:p>
      <text:p text:style-name="P30"/>
      <text:p text:style-name="P74">Если глагол из 1 слога, с одной гласной буквой, после которой солгасная, то при </text:p>
      <text:p text:style-name="P148"><text:span text:style-name="T99">добавлении -ing согласная удваивается: </text:span><text:span text:style-name="T54">hit → hitting, sit → sitting.</text:span></text:p>
      <text:p text:style-name="P74"/>
      <text:p text:style-name="P150"><text:span text:style-name="T99">В </text:span><text:span text:style-name="T77">окончании -ing буква g не произносится. Сочетание ng образет необычный звук, которого нет в русском языке — носовой n (при произнесении пускается воздух через нос).</text:span></text:p>
      <text:p text:style-name="P75"/>
      <text:p text:style-name="P76"><text:span text:style-name="T183">Слова-м</text:span>аячки Present Continuous:</text:p>
      <text:list xml:id="list1037638915" text:style-name="L13">
        <text:list-item>
          <text:p text:style-name="P202">look — смотри;</text:p>
        </text:list-item>
        <text:list-item>
          <text:p text:style-name="P202">now — сейчас (обычно стоит в конце);</text:p>
        </text:list-item>
        <text:list-item>
          <text:p text:style-name="P202">at the moment — в этот момент (обычно в конце).</text:p>
        </text:list-item>
      </text:list>
      <text:p text:style-name="P74"/>
      <text:p text:style-name="P31">I am working right <text:span text:style-name="T143">now</text:span>. — Прямо сейчас я работаю.</text:p>
      <text:p text:style-name="P31"><text:span text:style-name="T143">Look</text:span> out of the window! It`s raining. — Посмотри в окно. Идет дождь.</text:p>
      <text:p text:style-name="P77"/>
      <text:p text:style-name="P96">Отрицания в Present Continuous</text:p>
      <text:p text:style-name="P96"/>
      <text:p text:style-name="P78">Используется чтобы сказать, что что-то не происходит именно сейчас.</text:p>
      <text:p text:style-name="P78">Для этого к глаголу be добавляется частица not.</text:p>
      <text:p text:style-name="P78"/>
      <text:p text:style-name="P32">I`m not listening to you. <text:span text:style-name="T177">—</text:span> Я не слушаю тебя.</text:p>
      <text:p text:style-name="P32">He isn`t cleaning the carpet. <text:span text:style-name="T177">—</text:span> Он не чистит ковер.</text:p>
      <text:p text:style-name="P32"/>
      <text:p text:style-name="P97">Вопросы в Present Continuous</text:p>
      <text:p text:style-name="P33"/>
      <text:p text:style-name="P186">Здесь использ<text:span text:style-name="T179">уются</text:span> теже правила, что при составлении вопросов в </text:p>
      <text:p text:style-name="P187">Present Simple с глаголом be:</text:p>
      <text:p text:style-name="P33"><text:soft-page-break/>Am I listening? <text:span text:style-name="T177">—</text:span> Я слушаю?</text:p>
      <text:p text:style-name="P33">Are you playing? Yes, I am. <text:span text:style-name="T177">—</text:span> Ты играешь? Да.</text:p>
      <text:p text:style-name="P33">Where is he going? <text:span text:style-name="T177">—</text:span> Куда он идет?</text:p>
      <text:p text:style-name="P34">What book is she reading? <text:span text:style-name="T177">—</text:span>Какую книгу она читает? <text:span text:style-name="T178">(сейчас)</text:span></text:p>
      <text:p text:style-name="P34"/>
      <text:p text:style-name="P152"><text:span text:style-name="T118">Глаголы, которые не используются в </text:span><text:span text:style-name="T119">Continuous</text:span></text:p>
      <text:p text:style-name="P99"/>
      <text:p text:style-name="P80">Это глаголы, обозначающие состояние, которое не меняется под дейсвтием момента.</text:p>
      <text:p text:style-name="P153"><text:span text:style-name="T104">Как правило это </text:span><text:span text:style-name="T105">описание</text:span><text:span text:style-name="T104"> чувств или мыслей. </text:span><text:span text:style-name="T105">В особых случаях эти глаголы могут иметь переносное или контекстное значение, тогда их можно встретить в форме Continuous. </text:span></text:p>
      <text:p text:style-name="P83">Но в большинстве случаев следующие глаголы используются в форме Simple:</text:p>
      <text:p text:style-name="P84">Глаголы восприятия:</text:p>
      <text:list xml:id="list448805676" text:style-name="L14">
        <text:list-item>
          <text:p text:style-name="P203">see — видеть;</text:p>
        </text:list-item>
        <text:list-item>
          <text:p text:style-name="P203">hear — слышать;</text:p>
        </text:list-item>
        <text:list-item>
          <text:p text:style-name="P203">feel — чувствовать;</text:p>
        </text:list-item>
        <text:list-item>
          <text:p text:style-name="P203">taste — чувствовать вкус (пробовать);</text:p>
        </text:list-item>
        <text:list-item>
          <text:p text:style-name="P203">smell — чувствовать запах (нюхать).</text:p>
        </text:list-item>
      </text:list>
      <text:p text:style-name="P83"/>
      <text:p text:style-name="P84">Глаголы для выражения мнения:</text:p>
      <text:list xml:id="list653981102" text:style-name="L15">
        <text:list-item>
          <text:p text:style-name="P204">belive — верить;</text:p>
        </text:list-item>
        <text:list-item>
          <text:p text:style-name="P204">doubt — сомневаться;</text:p>
        </text:list-item>
        <text:list-item>
          <text:p text:style-name="P204">think — думать.</text:p>
        </text:list-item>
      </text:list>
      <text:p text:style-name="P83"/>
      <text:p text:style-name="P84">Глаголы, показывающие состояние мыслей:</text:p>
      <text:list xml:id="list189851997" text:style-name="L16">
        <text:list-item>
          <text:p text:style-name="P205">forget — забывать;</text:p>
        </text:list-item>
        <text:list-item>
          <text:p text:style-name="P205">imagine — представлять;</text:p>
        </text:list-item>
        <text:list-item>
          <text:p text:style-name="P205">know — знать;</text:p>
        </text:list-item>
        <text:list-item>
          <text:p text:style-name="P205">understand — понимать.</text:p>
        </text:list-item>
      </text:list>
      <text:p text:style-name="P83"/>
      <text:p text:style-name="P85">Глаголы, указывающие на эмоции и желания:</text:p>
      <text:list xml:id="list1585612020" text:style-name="L17">
        <text:list-item>
          <text:p text:style-name="P206">love — любить;</text:p>
        </text:list-item>
        <text:list-item>
          <text:p text:style-name="P206">like — нравиться;</text:p>
        </text:list-item>
        <text:list-item>
          <text:p text:style-name="P206">hate — ненавидеть;</text:p>
        </text:list-item>
        <text:list-item>
          <text:p text:style-name="P206">hope — надеяться;</text:p>
        </text:list-item>
        <text:list-item>
          <text:p text:style-name="P206">want — хотеть;</text:p>
        </text:list-item>
        <text:list-item>
          <text:p text:style-name="P206">wish — желать.</text:p>
        </text:list-item>
      </text:list>
      <text:p text:style-name="P86"/>
      <text:p text:style-name="P85">Другие глаголы:</text:p>
      <text:list xml:id="list211761580" text:style-name="L18">
        <text:list-item>
          <text:p text:style-name="P207">look — выглядеть;</text:p>
        </text:list-item>
        <text:list-item>
          <text:p text:style-name="P207">have — иметь.</text:p>
        </text:list-item>
      </text:list>
      <text:p text:style-name="P86"/>
      <text:p text:style-name="P154"><text:span text:style-name="T77">I </text:span><text:span text:style-name="T117">think</text:span><text:span text:style-name="T77"> Amy is a strange girl. - Я думаю, Эмми странная девушка.</text:span></text:p>
      <text:p text:style-name="P154"><text:span text:style-name="T77">Do you </text:span><text:span text:style-name="T117">know</text:span><text:span text:style-name="T77"> this man? - Вы знаете этого мужчину?</text:span></text:p>
      <text:p text:style-name="P154"><text:span text:style-name="T77">You </text:span><text:span text:style-name="T117">look</text:span><text:span text:style-name="T77"> great! - Ты выглядишь отлично!</text:span></text:p>
      <text:p text:style-name="P86"/>
      <text:p text:style-name="P100"/>
      <text:p text:style-name="P184">Present Perfect</text:p>
      <text:p text:style-name="P87"/>
      <text:p text:style-name="P155"><text:span text:style-name="T112">У</text:span><text:span text:style-name="T108">казывает на дейсвтие совершенное когда-то в прошлом, но подчеркивает, что результат важен сейчас </text:span><text:span text:style-name="T109">(т. е. к какому результату в итоге это привело)</text:span><text:span text:style-name="T108">.</text:span></text:p>
      <text:p text:style-name="P88"/>
      <text:p text:style-name="P157"><text:span text:style-name="T108">С</text:span><text:span text:style-name="T111">остоит и</text:span><text:span text:style-name="T113">з </text:span><text:span text:style-name="T114">2х частей:</text:span><text:span text:style-name="T111"> вспомогат</text:span><text:span text:style-name="T114">ельного</text:span><text:span text:style-name="T111"> глагола have (который привязывает действие </text:span></text:p>
      <text:p text:style-name="P157"><text:span text:style-name="T111">к настоящему) и смыслового глагола в 3й форме (</text:span><text:span text:style-name="T115">переводится как «сделанный»</text:span><text:span text:style-name="T111">).</text:span></text:p>
      <text:p text:style-name="P91"/>
      <text:p text:style-name="P155"><text:span text:style-name="T108">На русский язык Present Perfect переводится в прошлом </text:span><text:span text:style-name="T110">(иногда настоящ</text:span><text:span text:style-name="T112">и</text:span><text:span text:style-name="T110">м, </text:span><text:span text:style-name="T112">для удобства</text:span><text:span text:style-name="T110">)</text:span><text:span text:style-name="T108">, </text:span></text:p>
      <text:p text:style-name="P92">а в английском принадлежит к катергории настоящих времен:</text:p>
      <text:p text:style-name="P91"/>
      <text:p text:style-name="P19"><text:span text:style-name="T162">I </text:span><text:span text:style-name="T165">have</text:span><text:span text:style-name="T156"> already </text:span><text:span text:style-name="T165">seen</text:span><text:span text:style-name="T156"> this movie. </text:span><text:span text:style-name="T163">—</text:span><text:span text:style-name="T156"> Я уже видел этот фильм (просмотрел, т. е. опыт).</text:span></text:p>
      <text:p text:style-name="P19"><text:span text:style-name="T156">You </text:span><text:span text:style-name="T165">have</text:span><text:span text:style-name="T156"> </text:span><text:span text:style-name="T165">broken</text:span><text:span text:style-name="T156"> the vase. </text:span><text:span text:style-name="T163">— </text:span><text:span text:style-name="T156">Ты разбил вазу. (есть очевидный результат, кот. случился ранее) </text:span></text:p>
      <text:p text:style-name="P20"><text:span text:style-name="T164">It`s the fitst time I </text:span><text:span text:style-name="T166">have</text:span><text:span text:style-name="T164"> </text:span><text:span text:style-name="T166">driven</text:span><text:span text:style-name="T164"> a car — Это впервые, когда я веду машину. (в настоящем)</text:span></text:p>
      <text:p text:style-name="P89"/>
      <text:p text:style-name="P93">Как проявляется результат:</text:p>
      <text:list xml:id="list3428348734" text:style-name="L19">
        <text:list-item>
          <text:p text:style-name="P229"><text:span text:style-name="T121">это </text:span><text:span text:style-name="T120">очевидные изменения;</text:span></text:p>
        </text:list-item>
        <text:list-item>
          <text:p text:style-name="P228"><text:span text:style-name="T109">полученный </text:span><text:span text:style-name="T113">ранее</text:span><text:span text:style-name="T109"> опыт или впечатления;</text:span></text:p>
        </text:list-item>
        <text:list-item>
          <text:p text:style-name="P208">недавно произошедшие события или новая информация.</text:p>
          <text:p text:style-name="P208"/>
        </text:list-item>
      </text:list>
      <text:p text:style-name="P94">Также Present Perfect используют, если что-то произошло впервые:</text:p>
      <text:p text:style-name="P90"/>
      <text:p text:style-name="P38">It`s the first time something has happend. - Этой первый раз, когда что-то произошло.</text:p>
      <text:p text:style-name="P38">(вместо first можно указать любое порядковое число: second, third)</text:p>
      <text:p text:style-name="P90"/>
      <text:p text:style-name="P94">Present Perferct — яркий пример того, что нельзя переводить английские </text:p>
      <text:p text:style-name="P94">предложения слово в слово:</text:p>
      <text:p text:style-name="P94"/>
      <text:p text:style-name="P18"><text:span text:style-name="T155">I have done. </text:span><text:span text:style-name="T161">—</text:span><text:span text:style-name="T155"> Я сделал (</text:span><text:span text:style-name="T167">досл. </text:span><text:span text:style-name="T155">Я имею сделанным).</text:span></text:p>
      <text:p text:style-name="P39"/>
      <text:p text:style-name="P104">Есть 2 варианта образования 3й формы глагола:</text:p>
      <text:list xml:id="list4129296193" text:style-name="L20">
        <text:list-item>
          <text:p text:style-name="P210">если глагол правильный, то добавляем к его начальной форме окончание -ed;</text:p>
        </text:list-item>
        <text:list-item>
          <text:p text:style-name="P210">если неправильный, то находим в таблице неправильных глаголов.</text:p>
        </text:list-item>
      </text:list>
      <text:p text:style-name="P105"/>
      <text:p text:style-name="P165"><text:span text:style-name="T122">Н</text:span><text:span text:style-name="T123">еправильны</text:span><text:span text:style-name="T122">й</text:span><text:span text:style-name="T123"> глагол </text:span><text:span text:style-name="T122">это </text:span><text:span text:style-name="T123">тот, который во 2й или 3й форме имеет особую форму. </text:span></text:p>
      <text:p text:style-name="P106">Самые популярные неправильные глаголы нужно заучить (см. таблицу ниже).</text:p>
      <text:p text:style-name="P105"/>
      <text:p text:style-name="P108">Слова-маячки Present Perfect:</text:p>
      <text:list xml:id="list3356834676" text:style-name="L21">
        <text:list-item>
          <text:p text:style-name="P211">just — только что;</text:p>
        </text:list-item>
        <text:list-item>
          <text:p text:style-name="P211">already — уже;</text:p>
        </text:list-item>
        <text:list-item>
          <text:p text:style-name="P211">yet — еще не;</text:p>
        </text:list-item>
      </text:list>
      <text:p text:style-name="P110"/>
      <text:p text:style-name="P166"><text:span text:style-name="T124">Just и already используются в утверждениях. Yet — в вопросах и отрицаниях</text:span><text:span text:style-name="T125">. </text:span></text:p>
      <text:p text:style-name="P167"><text:span text:style-name="T125">(</text:span><text:span text:style-name="T120">already также можно ставить в вопросах).</text:span></text:p>
      <text:p text:style-name="P111"/>
      <text:p text:style-name="P214">Место just, already в предложении — между have и 3й формой глагола. </text:p>
      <text:p text:style-name="P214">Слово yet стоит в конце предложения.</text:p>
      <text:p text:style-name="P109"/>
      <text:p text:style-name="P40">I have <text:span text:style-name="T143">just</text:span> eaten a sandwich. <text:span text:style-name="T185">—</text:span> Я только что съел бутерброд.</text:p>
      <text:p text:style-name="P40">We have n<text:span text:style-name="T188">o</text:span>t finished <text:span text:style-name="T143">yet</text:span>. <text:span text:style-name="T185">—</text:span> Мы еще не закончили.</text:p>
      <text:p text:style-name="P107"/>
      <text:p text:style-name="P112"><text:soft-page-break/>Другие указатели времени:</text:p>
      <text:list xml:id="list4223760391" text:style-name="L22">
        <text:list-item>
          <text:p text:style-name="P213">ever — когда либо;</text:p>
        </text:list-item>
        <text:list-item>
          <text:p text:style-name="P213">never — никогда;</text:p>
        </text:list-item>
        <text:list-item>
          <text:p text:style-name="P213">recently — в последнее время;</text:p>
        </text:list-item>
        <text:list-item>
          <text:p text:style-name="P213">these days — в последние дни;</text:p>
        </text:list-item>
        <text:list-item>
          <text:p text:style-name="P213">словосочетание с this (this mornig, this week).</text:p>
        </text:list-item>
      </text:list>
      <text:p text:style-name="P111"/>
      <text:p text:style-name="P111">Место ever, never — перед 3й формой глагола, <text:span text:style-name="T187">а</text:span> recently, these days и </text:p>
      <text:p text:style-name="P111">словосочетания с this — в конце предложения.</text:p>
      <text:p text:style-name="P111"/>
      <text:p text:style-name="P41">I <text:span text:style-name="T188">ha</text:span>ve <text:span text:style-name="T143">never</text:span> been to New York. <text:span text:style-name="T186">— </text:span>Я никогда не был в Нью Йорке.</text:p>
      <text:p text:style-name="P41">I <text:span text:style-name="T188">ha</text:span>ve worked a lot <text:span text:style-name="T143">these days</text:span>. <text:span text:style-name="T186">—</text:span> Я много работал в эти дни.</text:p>
      <text:p text:style-name="P113"/>
      <text:p text:style-name="P101">Отрицания в Present Perfect</text:p>
      <text:p text:style-name="P114"/>
      <text:p text:style-name="P115">Используются, когда хотят сказать:</text:p>
      <text:list xml:id="list3404645733" text:style-name="L23">
        <text:list-item>
          <text:p text:style-name="P215">об отсутствии ожидаемого результата или изменений, </text:p>
        </text:list-item>
        <text:list-item>
          <text:p text:style-name="P215">отсутсвии опыта, впечатлений;</text:p>
        </text:list-item>
        <text:list-item>
          <text:p text:style-name="P215">о том, чего автор никогда не делал или не испытывал.</text:p>
        </text:list-item>
      </text:list>
      <text:p text:style-name="P114"/>
      <text:p text:style-name="P114">Для этого ставится частица not после вспомогательного глагола have.</text:p>
      <text:p text:style-name="P114"/>
      <text:p text:style-name="P114">Также отрицательным считается предложение со словом never, которое передает отрицательный контекст.</text:p>
      <text:p text:style-name="P114"/>
      <text:p text:style-name="P169"><text:span text:style-name="T126">В </text:span><text:span text:style-name="T120">отрицаниях почти всегда используется сокращенная форма глагола — haven`t.</text:span></text:p>
      <text:p text:style-name="P116">В утверждениях have часто сокращается до `ve. Сокращения `ve not не используется.</text:p>
      <text:p text:style-name="P114"/>
      <text:p text:style-name="P42">I have<text:span text:style-name="T31">n</text:span><text:span text:style-name="T35">`</text:span><text:span text:style-name="T31">t</text:span> expected that. <text:span text:style-name="T186">—</text:span> Я этого не ожидал.</text:p>
      <text:p text:style-name="P42">I<text:span text:style-name="T188">`</text:span>ve <text:span text:style-name="T31">never</text:span> seen this movie before. <text:span text:style-name="T186">— </text:span>Я до этого не видел этот фильм. </text:p>
      <text:p text:style-name="P42"/>
      <text:p text:style-name="P102">Вопросы в Present Perfect</text:p>
      <text:p text:style-name="P43"/>
      <text:p text:style-name="P117">Используются, если хоят узнать:</text:p>
      <text:list xml:id="list2171284314" text:style-name="L24">
        <text:list-item>
          <text:p text:style-name="P217">сделано ли дело к этом моменту, каким образом оно сделано;</text:p>
        </text:list-item>
        <text:list-item>
          <text:p text:style-name="P217">имеет ли человек определенный опыт;</text:p>
        </text:list-item>
        <text:list-item>
          <text:p text:style-name="P217">совершил ли человек интересующее вас действие.</text:p>
        </text:list-item>
      </text:list>
      <text:p text:style-name="P116"/>
      <text:p text:style-name="P170">Для этого используется уже знакомая схема. Глагол have ставится перед полжещим.</text:p>
      <text:p text:style-name="P170"/>
      <text:p text:style-name="P44">Why have you done it? <text:span text:style-name="T186">—</text:span> Зачем ты это сделал?</text:p>
      <text:p text:style-name="P44">Have you ever been to Rome? <text:span text:style-name="T186">—</text:span> Вы бывали в Риме?</text:p>
      <text:p text:style-name="P44"/>
      <text:p text:style-name="P103">Present Perfect Continuous</text:p>
      <text:p text:style-name="P118"/>
      <text:p text:style-name="P118"/>
      <text:p text:style-name="P237"><text:span text:style-name="T135">Таблица времен группы Simple: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139850309175504">
          <table:table-cell table:style-name="Table7.A1" office:value-type="string">
            <text:p text:style-name="P175"/>
          </table:table-cell>
          <table:table-cell table:style-name="Table7.A1" office:value-type="string">
            <text:p text:style-name="P244">Past</text:p>
          </table:table-cell>
          <table:table-cell table:style-name="Table7.A1" office:value-type="string">
            <text:p text:style-name="P244">Present</text:p>
          </table:table-cell>
          <table:table-cell table:style-name="Table7.D1" office:value-type="string">
            <text:p text:style-name="P244">Future</text:p>
          </table:table-cell>
        </table:table-row>
        <table:table-row table:style-name="TableLine139850309175504">
          <table:table-cell table:style-name="Table7.A2" office:value-type="string">
            <text:p text:style-name="P245">Утверждение</text:p>
          </table:table-cell>
          <table:table-cell table:style-name="Table7.A2" office:value-type="string">
            <text:p text:style-name="P175"/>
          </table:table-cell>
          <table:table-cell table:style-name="Table7.A2" office:value-type="string">
            <text:p text:style-name="P240">I/you/we/they start</text:p>
            <text:p text:style-name="P240">He/she/it starts</text:p>
          </table:table-cell>
          <table:table-cell table:style-name="Table7.D2" office:value-type="string">
            <text:p text:style-name="P175"/>
          </table:table-cell>
        </table:table-row>
        <table:table-row table:style-name="TableLine139850309175504">
          <table:table-cell table:style-name="Table7.A2" office:value-type="string">
            <text:p text:style-name="P245">Отрицание</text:p>
          </table:table-cell>
          <table:table-cell table:style-name="Table7.A2" office:value-type="string">
            <text:p text:style-name="P239"/>
          </table:table-cell>
          <table:table-cell table:style-name="Table7.A2" office:value-type="string">
            <text:p text:style-name="P240">I/you/we/they don`t start</text:p>
            <text:p text:style-name="P240">He/she/it doesn`t start</text:p>
          </table:table-cell>
          <table:table-cell table:style-name="Table7.D2" office:value-type="string">
            <text:p text:style-name="P175"/>
          </table:table-cell>
        </table:table-row>
        <table:table-row table:style-name="TableLine139850309175504">
          <table:table-cell table:style-name="Table7.A2" office:value-type="string">
            <text:p text:style-name="P245">Вопрос</text:p>
          </table:table-cell>
          <table:table-cell table:style-name="Table7.A2" office:value-type="string">
            <text:p text:style-name="P175"/>
          </table:table-cell>
          <table:table-cell table:style-name="Table7.A2" office:value-type="string">
            <text:p text:style-name="P240">Do I/you/we/they start?</text:p>
            <text:p text:style-name="P240">Does he/she/it start?</text:p>
          </table:table-cell>
          <table:table-cell table:style-name="Table7.D2" office:value-type="string">
            <text:p text:style-name="P175"/>
          </table:table-cell>
        </table:table-row>
      </table:table>
      <text:p text:style-name="P197"/>
      <text:p text:style-name="P230"><text:span text:style-name="T135">Таблица времен группы Continu</text:span><text:span text:style-name="T136">ou</text:span><text:span text:style-name="T135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205135225728">
          <table:table-cell table:style-name="Table8.A1" office:value-type="string">
            <text:p text:style-name="P239"/>
          </table:table-cell>
          <table:table-cell table:style-name="Table8.A1" office:value-type="string">
            <text:p text:style-name="P244">Past</text:p>
          </table:table-cell>
          <table:table-cell table:style-name="Table8.A1" office:value-type="string">
            <text:p text:style-name="P244">Present</text:p>
          </table:table-cell>
          <table:table-cell table:style-name="Table8.D1" office:value-type="string">
            <text:p text:style-name="P244">Future</text:p>
          </table:table-cell>
        </table:table-row>
        <table:table-row table:style-name="TableLine94205135225728">
          <table:table-cell table:style-name="Table8.A2" office:value-type="string">
            <text:p text:style-name="P245">Утверждение</text:p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249">I am starting</text:p>
            <text:p text:style-name="P249">You/we/they are starting</text:p>
            <text:p text:style-name="P249">He/she/it is starting</text:p>
          </table:table-cell>
          <table:table-cell table:style-name="Table8.D2" office:value-type="string">
            <text:p text:style-name="P175"/>
          </table:table-cell>
        </table:table-row>
        <table:table-row table:style-name="TableLine94205135225728">
          <table:table-cell table:style-name="Table8.A2" office:value-type="string">
            <text:p text:style-name="P245">Отрицание</text:p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249">I`m not starting</text:p>
            <text:p text:style-name="P249">You/we/they aren`t starting</text:p>
            <text:p text:style-name="P249">He/she/it isn`t starting</text:p>
          </table:table-cell>
          <table:table-cell table:style-name="Table8.D2" office:value-type="string">
            <text:p text:style-name="P175"/>
          </table:table-cell>
        </table:table-row>
        <table:table-row table:style-name="TableLine94205135225728">
          <table:table-cell table:style-name="Table8.A2" office:value-type="string">
            <text:p text:style-name="P245">Вопрос</text:p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249">Am I starting?</text:p>
            <text:p text:style-name="P249">Are you/we/they starting?</text:p>
            <text:p text:style-name="P249">Is he/she/it starting?</text:p>
          </table:table-cell>
          <table:table-cell table:style-name="Table8.D2" office:value-type="string">
            <text:p text:style-name="P175"/>
          </table:table-cell>
        </table:table-row>
      </table:table>
      <text:p text:style-name="P197"/>
      <text:p text:style-name="P198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205221975504">
          <table:table-cell table:style-name="Table9.A1" office:value-type="string">
            <text:p text:style-name="P239"/>
          </table:table-cell>
          <table:table-cell table:style-name="Table9.A1" office:value-type="string">
            <text:p text:style-name="P244">Past</text:p>
          </table:table-cell>
          <table:table-cell table:style-name="Table9.A1" office:value-type="string">
            <text:p text:style-name="P244">Present</text:p>
          </table:table-cell>
          <table:table-cell table:style-name="Table9.D1" office:value-type="string">
            <text:p text:style-name="P244">Future</text:p>
          </table:table-cell>
        </table:table-row>
        <table:table-row table:style-name="TableLine94205221975504">
          <table:table-cell table:style-name="Table9.A2" office:value-type="string">
            <text:p text:style-name="P245">Утверждение</text:p>
          </table:table-cell>
          <table:table-cell table:style-name="Table9.A2" office:value-type="string">
            <text:p text:style-name="P175"/>
          </table:table-cell>
          <table:table-cell table:style-name="Table9.A2" office:value-type="string">
            <text:p text:style-name="P249">I/you/we/they have started</text:p>
            <text:p text:style-name="P249">He/she/it has started</text:p>
          </table:table-cell>
          <table:table-cell table:style-name="Table9.D2" office:value-type="string">
            <text:p text:style-name="P175"/>
          </table:table-cell>
        </table:table-row>
        <table:table-row table:style-name="TableLine94205221975504">
          <table:table-cell table:style-name="Table9.A2" office:value-type="string">
            <text:p text:style-name="P245">Отрицание</text:p>
          </table:table-cell>
          <table:table-cell table:style-name="Table9.A2" office:value-type="string">
            <text:p text:style-name="P175"/>
          </table:table-cell>
          <table:table-cell table:style-name="Table9.A2" office:value-type="string">
            <text:p text:style-name="P249">I/y<text:span text:style-name="T191">ou</text:span>/w<text:span text:style-name="T191">e</text:span>/t<text:span text:style-name="T191">hey</text:span> haven`t started</text:p>
            <text:p text:style-name="P249">He/she/it hasn`t started</text:p>
          </table:table-cell>
          <table:table-cell table:style-name="Table9.D2" office:value-type="string">
            <text:p text:style-name="P175"/>
          </table:table-cell>
        </table:table-row>
        <table:table-row table:style-name="TableLine94205221975504">
          <table:table-cell table:style-name="Table9.A2" office:value-type="string">
            <text:p text:style-name="P245">Вопрос</text:p>
          </table:table-cell>
          <table:table-cell table:style-name="Table9.A2" office:value-type="string">
            <text:p text:style-name="P175"/>
          </table:table-cell>
          <table:table-cell table:style-name="Table9.A2" office:value-type="string">
            <text:p text:style-name="P249">Have I/y<text:span text:style-name="T192">ou</text:span>/w<text:span text:style-name="T192">e</text:span>/t<text:span text:style-name="T192">hey</text:span> started?</text:p>
            <text:p text:style-name="P249">Has he/she/it started?</text:p>
          </table:table-cell>
          <table:table-cell table:style-name="Table9.D2" office:value-type="string">
            <text:p text:style-name="P175"/>
          </table:table-cell>
        </table:table-row>
      </table:table>
      <text:p text:style-name="P198"/>
      <text:p text:style-name="P199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205223852368">
          <table:table-cell table:style-name="Table1.A1" office:value-type="string">
            <text:p text:style-name="P241"/>
          </table:table-cell>
          <table:table-cell table:style-name="Table1.A1" office:value-type="string">
            <text:p text:style-name="P246">Past</text:p>
          </table:table-cell>
          <table:table-cell table:style-name="Table1.A1" office:value-type="string">
            <text:p text:style-name="P246">Present</text:p>
          </table:table-cell>
          <table:table-cell table:style-name="Table1.D1" office:value-type="string">
            <text:p text:style-name="P246">Future</text:p>
          </table:table-cell>
        </table:table-row>
        <table:table-row table:style-name="TableLine94205223852368">
          <table:table-cell table:style-name="Table1.A2" office:value-type="string">
            <text:p text:style-name="P246">Утверждение</text:p>
          </table:table-cell>
          <table:table-cell table:style-name="Table1.A2" office:value-type="string">
            <text:p text:style-name="P243"/>
          </table:table-cell>
          <table:table-cell table:style-name="Table1.A2" office:value-type="string">
            <text:p text:style-name="P250"/>
          </table:table-cell>
          <table:table-cell table:style-name="Table1.D2" office:value-type="string">
            <text:p text:style-name="P243"/>
          </table:table-cell>
        </table:table-row>
        <table:table-row table:style-name="TableLine94205223852368">
          <table:table-cell table:style-name="Table1.A2" office:value-type="string">
            <text:p text:style-name="P246">Отрицание</text:p>
          </table:table-cell>
          <table:table-cell table:style-name="Table1.A2" office:value-type="string">
            <text:p text:style-name="P243"/>
          </table:table-cell>
          <table:table-cell table:style-name="Table1.A2" office:value-type="string">
            <text:p text:style-name="P250"/>
          </table:table-cell>
          <table:table-cell table:style-name="Table1.D2" office:value-type="string">
            <text:p text:style-name="P243"/>
          </table:table-cell>
        </table:table-row>
        <table:table-row table:style-name="TableLine94205223852368">
          <table:table-cell table:style-name="Table1.A2" office:value-type="string">
            <text:p text:style-name="P246">Вопрос</text:p>
          </table:table-cell>
          <table:table-cell table:style-name="Table1.A2" office:value-type="string">
            <text:p text:style-name="P243"/>
          </table:table-cell>
          <table:table-cell table:style-name="Table1.A2" office:value-type="string">
            <text:p text:style-name="P250"/>
          </table:table-cell>
          <table:table-cell table:style-name="Table1.D2" office:value-type="string">
            <text:p text:style-name="P243"/>
          </table:table-cell>
        </table:table-row>
      </table:table>
      <text:p text:style-name="P238"><text:span text:style-name="T106">Таблица </text:span><text:span text:style-name="T107">форм</text:span><text:span text:style-name="T106"> глагола </text:span><text:span text:style-name="T116">b</text:span><text:span text:style-name="T106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205198462480">
          <table:table-cell table:style-name="Table5.A1" office:value-type="string">
            <text:p text:style-name="P175"/>
          </table:table-cell>
          <table:table-cell table:style-name="Table5.A1" office:value-type="string">
            <text:p text:style-name="P247">Past</text:p>
          </table:table-cell>
          <table:table-cell table:style-name="Table5.A1" office:value-type="string">
            <text:p text:style-name="P247">Present</text:p>
          </table:table-cell>
          <table:table-cell table:style-name="Table5.D1" office:value-type="string">
            <text:p text:style-name="P247">Future</text:p>
          </table:table-cell>
        </table:table-row>
        <table:table-row table:style-name="TableLine94205198515712">
          <table:table-cell table:style-name="Table5.A2" office:value-type="string">
            <text:p text:style-name="P247"><text:s/>I</text:p>
          </table:table-cell>
          <table:table-cell table:style-name="Table5.A2" office:value-type="string">
            <text:p text:style-name="P175"/>
          </table:table-cell>
          <table:table-cell table:style-name="Table5.A2" office:value-type="string">
            <text:p text:style-name="P251">am</text:p>
          </table:table-cell>
          <table:table-cell table:style-name="Table5.D2" office:value-type="string">
            <text:p text:style-name="P175"/>
          </table:table-cell>
        </table:table-row>
        <table:table-row table:style-name="TableLine94205198517280">
          <table:table-cell table:style-name="Table5.A2" office:value-type="string">
            <text:p text:style-name="P248">he/she</text:p>
          </table:table-cell>
          <table:table-cell table:style-name="Table5.A2" office:value-type="string">
            <text:p text:style-name="P179"/>
          </table:table-cell>
          <table:table-cell table:style-name="Table5.A2" office:value-type="string">
            <text:p text:style-name="P252">is</text:p>
          </table:table-cell>
          <table:table-cell table:style-name="Table5.D2" office:value-type="string">
            <text:p text:style-name="P179"/>
          </table:table-cell>
        </table:table-row>
        <table:table-row table:style-name="TableLine94205198518192">
          <table:table-cell table:style-name="Table5.A2" office:value-type="string">
            <text:p text:style-name="P248">you/we/they</text:p>
          </table:table-cell>
          <table:table-cell table:style-name="Table5.A2" office:value-type="string">
            <text:p text:style-name="P175"/>
          </table:table-cell>
          <table:table-cell table:style-name="Table5.A2" office:value-type="string">
            <text:p text:style-name="P252">are</text:p>
          </table:table-cell>
          <table:table-cell table:style-name="Table5.D2" office:value-type="string">
            <text:p text:style-name="P175"/>
          </table:table-cell>
        </table:table-row>
      </table:table>
      <text:p text:style-name="P81"/>
      <text:p text:style-name="P209"/>
      <text:p text:style-name="P236"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row table:style-name="TableLine94205198520208">
          <table:table-cell table:style-name="Table6.A1" office:value-type="string">
            <text:p text:style-name="P174">Перевод</text:p>
          </table:table-cell>
          <table:table-cell table:style-name="Table6.B1" office:value-type="string">
            <text:p text:style-name="P176"><text:span text:style-name="T145">н</text:span><text:span text:style-name="T146">ачальная форма — 2я форма — 3я форма</text:span></text:p>
          </table:table-cell>
        </table:table-row>
        <table:table-row table:style-name="TableLine94205198584704">
          <table:table-cell table:style-name="Table6.A2" office:value-type="string">
            <text:p text:style-name="P180">начинать</text:p>
          </table:table-cell>
          <table:table-cell table:style-name="Table6.B2" office:value-type="string">
            <text:p text:style-name="P180">begin — began — begun</text:p>
          </table:table-cell>
        </table:table-row>
        <table:table-row table:style-name="TableLine94205198585472">
          <table:table-cell table:style-name="Table6.A2" office:value-type="string">
            <text:p text:style-name="P180">ломать</text:p>
          </table:table-cell>
          <table:table-cell table:style-name="Table6.B2" office:value-type="string">
            <text:p text:style-name="P180">break — broke — broken</text:p>
          </table:table-cell>
        </table:table-row>
        <table:table-row table:style-name="TableLine94205198585952">
          <table:table-cell table:style-name="Table6.A2" office:value-type="string">
            <text:p text:style-name="P180">приносить</text:p>
          </table:table-cell>
          <table:table-cell table:style-name="Table6.B2" office:value-type="string">
            <text:p text:style-name="P180">bring — brought — brought</text:p>
          </table:table-cell>
        </table:table-row>
        <table:table-row table:style-name="TableLine94205198586544">
          <table:table-cell table:style-name="Table6.A2" office:value-type="string">
            <text:p text:style-name="P180">покупать</text:p>
          </table:table-cell>
          <table:table-cell table:style-name="Table6.B2" office:value-type="string">
            <text:p text:style-name="P180">buy — bought — bought</text:p>
          </table:table-cell>
        </table:table-row>
        <table:table-row table:style-name="TableLine94205198587184">
          <table:table-cell table:style-name="Table6.A2" office:value-type="string">
            <text:p text:style-name="P180">приходить</text:p>
          </table:table-cell>
          <table:table-cell table:style-name="Table6.B2" office:value-type="string">
            <text:p text:style-name="P180">come — came — come</text:p>
          </table:table-cell>
        </table:table-row>
        <table:table-row table:style-name="TableLine94205198587776">
          <table:table-cell table:style-name="Table6.A2" office:value-type="string">
            <text:p text:style-name="P180">делать</text:p>
          </table:table-cell>
          <table:table-cell table:style-name="Table6.B2" office:value-type="string">
            <text:p text:style-name="P180">do — did — done</text:p>
          </table:table-cell>
        </table:table-row>
        <table:table-row table:style-name="TableLine94205198588416">
          <table:table-cell table:style-name="Table6.A2" office:value-type="string">
            <text:p text:style-name="P180">пить</text:p>
          </table:table-cell>
          <table:table-cell table:style-name="Table6.B2" office:value-type="string">
            <text:p text:style-name="P180">drink — drank — drunk</text:p>
          </table:table-cell>
        </table:table-row>
        <table:table-row table:style-name="TableLine94205198589056">
          <table:table-cell table:style-name="Table6.A2" office:value-type="string">
            <text:p text:style-name="P180">есть</text:p>
          </table:table-cell>
          <table:table-cell table:style-name="Table6.B2" office:value-type="string">
            <text:p text:style-name="P180">eat — ate — eaten</text:p>
          </table:table-cell>
        </table:table-row>
        <table:table-row table:style-name="TableLine94205198589968">
          <table:table-cell table:style-name="Table6.A2" office:value-type="string">
            <text:p text:style-name="P180">падать</text:p>
          </table:table-cell>
          <table:table-cell table:style-name="Table6.B2" office:value-type="string">
            <text:p text:style-name="P180">fall — fell — fallen</text:p>
          </table:table-cell>
        </table:table-row>
        <table:table-row table:style-name="TableLine94205198590608">
          <table:table-cell table:style-name="Table6.A2" office:value-type="string">
            <text:p text:style-name="P180">летать</text:p>
          </table:table-cell>
          <table:table-cell table:style-name="Table6.B2" office:value-type="string">
            <text:p text:style-name="P180">fly — flew — flown</text:p>
          </table:table-cell>
        </table:table-row>
        <table:table-row table:style-name="TableLine94205198591248">
          <table:table-cell table:style-name="Table6.A2" office:value-type="string">
            <text:p text:style-name="P180">забывать</text:p>
          </table:table-cell>
          <table:table-cell table:style-name="Table6.B2" office:value-type="string">
            <text:p text:style-name="P180">forget — forgot — forgotten</text:p>
          </table:table-cell>
        </table:table-row>
        <table:table-row table:style-name="TableLine94205198591888">
          <table:table-cell table:style-name="Table6.A2" office:value-type="string">
            <text:p text:style-name="P180">получать</text:p>
          </table:table-cell>
          <table:table-cell table:style-name="Table6.B2" office:value-type="string">
            <text:p text:style-name="P180">get — got — got</text:p>
          </table:table-cell>
        </table:table-row>
        <table:table-row table:style-name="TableLine94205198592528">
          <table:table-cell table:style-name="Table6.A2" office:value-type="string">
            <text:p text:style-name="P181">давать</text:p>
          </table:table-cell>
          <table:table-cell table:style-name="Table6.B2" office:value-type="string">
            <text:p text:style-name="P181">give <text:span text:style-name="T182">— </text:span>gave <text:span text:style-name="T182">— </text:span>given</text:p>
          </table:table-cell>
        </table:table-row>
        <table:table-row table:style-name="TableLine94205198593168">
          <table:table-cell table:style-name="Table6.A2" office:value-type="string">
            <text:p text:style-name="P181">идти</text:p>
          </table:table-cell>
          <table:table-cell table:style-name="Table6.B2" office:value-type="string">
            <text:p text:style-name="P181">go <text:span text:style-name="T182">— </text:span>went <text:span text:style-name="T182">— </text:span>gone</text:p>
          </table:table-cell>
        </table:table-row>
        <table:table-row table:style-name="TableLine94205198593968">
          <table:table-cell table:style-name="Table6.A2" office:value-type="string">
            <text:p text:style-name="P182">иметь </text:p>
          </table:table-cell>
          <table:table-cell table:style-name="Table6.B2" office:value-type="string">
            <text:p text:style-name="P182">have <text:span text:style-name="T182">— </text:span>had <text:span text:style-name="T182">— </text:span>had</text:p>
          </table:table-cell>
        </table:table-row>
        <table:table-row table:style-name="TableLine94205198594768">
          <table:table-cell table:style-name="Table6.A2" office:value-type="string">
            <text:p text:style-name="P182">слышать</text:p>
          </table:table-cell>
          <table:table-cell table:style-name="Table6.B2" office:value-type="string">
            <text:p text:style-name="P182">hear <text:span text:style-name="T182">— </text:span>heard <text:span text:style-name="T182">— </text:span>heard</text:p>
          </table:table-cell>
        </table:table-row>
        <table:table-row table:style-name="TableLine94205198595568">
          <table:table-cell table:style-name="Table6.A2" office:value-type="string">
            <text:p text:style-name="P182">знать</text:p>
          </table:table-cell>
          <table:table-cell table:style-name="Table6.B2" office:value-type="string">
            <text:p text:style-name="P182">know <text:span text:style-name="T182">— </text:span>knew <text:span text:style-name="T182">— </text:span>known</text:p>
          </table:table-cell>
        </table:table-row>
        <table:table-row table:style-name="TableLine94205198596368">
          <table:table-cell table:style-name="Table6.A2" office:value-type="string">
            <text:p text:style-name="P182">терять</text:p>
          </table:table-cell>
          <table:table-cell table:style-name="Table6.B2" office:value-type="string">
            <text:p text:style-name="P182">lose <text:span text:style-name="T182">— </text:span>lost <text:span text:style-name="T182">— </text:span>lost</text:p>
          </table:table-cell>
        </table:table-row>
        <table:table-row table:style-name="TableLine94205198597168">
          <table:table-cell table:style-name="Table6.A2" office:value-type="string">
            <text:p text:style-name="P182">делать</text:p>
          </table:table-cell>
          <table:table-cell table:style-name="Table6.B2" office:value-type="string">
            <text:p text:style-name="P182">make <text:span text:style-name="T182">— </text:span>made <text:span text:style-name="T182">— </text:span>made</text:p>
          </table:table-cell>
        </table:table-row>
        <table:table-row table:style-name="TableLine94205198597968">
          <table:table-cell table:style-name="Table6.A2" office:value-type="string">
            <text:p text:style-name="P182">платить</text:p>
          </table:table-cell>
          <table:table-cell table:style-name="Table6.B2" office:value-type="string">
            <text:p text:style-name="P182">pay <text:span text:style-name="T182">— </text:span>paid <text:span text:style-name="T182">— </text:span>paid</text:p>
          </table:table-cell>
        </table:table-row>
        <table:table-row table:style-name="TableLine94205198598768">
          <table:table-cell table:style-name="Table6.A2" office:value-type="string">
            <text:p text:style-name="P182">класть</text:p>
          </table:table-cell>
          <table:table-cell table:style-name="Table6.B2" office:value-type="string">
            <text:p text:style-name="P182">put <text:span text:style-name="T182">— </text:span>put <text:span text:style-name="T182">— </text:span>put</text:p>
          </table:table-cell>
        </table:table-row>
        <table:table-row table:style-name="TableLine94205198599568">
          <table:table-cell table:style-name="Table6.A2" office:value-type="string">
            <text:p text:style-name="P182">читать</text:p>
          </table:table-cell>
          <table:table-cell table:style-name="Table6.B2" office:value-type="string">
            <text:p text:style-name="P182">read [рид] <text:span text:style-name="T182">— </text:span>read [рэд] <text:span text:style-name="T182">— </text:span>read [рэд]</text:p>
          </table:table-cell>
        </table:table-row>
        <table:table-row table:style-name="TableLine94205198600368">
          <table:table-cell table:style-name="Table6.A2" office:value-type="string">
            <text:p text:style-name="P182">сказать</text:p>
          </table:table-cell>
          <table:table-cell table:style-name="Table6.B2" office:value-type="string">
            <text:p text:style-name="P177"><text:span text:style-name="T184">say </text:span><text:span text:style-name="T182">— </text:span><text:span text:style-name="T184">said </text:span><text:span text:style-name="T182">— </text:span><text:span text:style-name="T184">said</text:span></text:p>
          </table:table-cell>
        </table:table-row>
        <table:table-row table:style-name="TableLine94205198601168">
          <table:table-cell table:style-name="Table6.A2" office:value-type="string">
            <text:p text:style-name="P182">говорить</text:p>
          </table:table-cell>
          <table:table-cell table:style-name="Table6.B2" office:value-type="string">
            <text:p text:style-name="P182">speak <text:span text:style-name="T182">— </text:span>spoke <text:span text:style-name="T182">— </text:span>spoken</text:p>
          </table:table-cell>
        </table:table-row>
        <table:table-row table:style-name="TableLine94205198601968">
          <table:table-cell table:style-name="Table6.A2" office:value-type="string">
            <text:p text:style-name="P182">видеть</text:p>
          </table:table-cell>
          <table:table-cell table:style-name="Table6.B2" office:value-type="string">
            <text:p text:style-name="P177"><text:span text:style-name="T184">see </text:span><text:span text:style-name="T182">— </text:span><text:span text:style-name="T184">saw </text:span><text:span text:style-name="T182">— </text:span><text:span text:style-name="T184">seen</text:span></text:p>
          </table:table-cell>
        </table:table-row>
        <table:table-row table:style-name="TableLine94205198602768">
          <table:table-cell table:style-name="Table6.A2" office:value-type="string">
            <text:p text:style-name="P182">сидеть</text:p>
          </table:table-cell>
          <table:table-cell table:style-name="Table6.B2" office:value-type="string">
            <text:p text:style-name="P177"><text:span text:style-name="T184">sit </text:span><text:span text:style-name="T182">— </text:span><text:span text:style-name="T184">sat </text:span><text:span text:style-name="T182">— </text:span><text:span text:style-name="T184">sat</text:span></text:p>
          </table:table-cell>
        </table:table-row>
        <table:table-row table:style-name="TableLine94205198603568">
          <table:table-cell table:style-name="Table6.A2" office:value-type="string">
            <text:p text:style-name="P182">брать</text:p>
          </table:table-cell>
          <table:table-cell table:style-name="Table6.B2" office:value-type="string">
            <text:p text:style-name="P177"><text:span text:style-name="T184">take </text:span><text:span text:style-name="T182">— </text:span><text:span text:style-name="T184">took </text:span><text:span text:style-name="T182">— </text:span><text:span text:style-name="T184">taken</text:span></text:p>
          </table:table-cell>
        </table:table-row>
        <table:table-row table:style-name="TableLine94205198604368">
          <table:table-cell table:style-name="Table6.A2" office:value-type="string">
            <text:p text:style-name="P182">рассказывать</text:p>
          </table:table-cell>
          <table:table-cell table:style-name="Table6.B2" office:value-type="string">
            <text:p text:style-name="P177"><text:span text:style-name="T184">tell </text:span><text:span text:style-name="T182">— </text:span><text:span text:style-name="T184">told </text:span><text:span text:style-name="T182">— </text:span><text:span text:style-name="T184">told</text:span></text:p>
          </table:table-cell>
        </table:table-row>
        <table:table-row table:style-name="TableLine94205198605168">
          <table:table-cell table:style-name="Table6.A2" office:value-type="string">
            <text:p text:style-name="P182">думать</text:p>
          </table:table-cell>
          <table:table-cell table:style-name="Table6.B2" office:value-type="string">
            <text:p text:style-name="P177"><text:span text:style-name="T184">think </text:span><text:span text:style-name="T182">— </text:span><text:span text:style-name="T184">thought </text:span><text:span text:style-name="T182">— </text:span><text:span text:style-name="T184">thought</text:span></text:p>
          </table:table-cell>
        </table:table-row>
        <table:table-row table:style-name="TableLine94205198605968">
          <table:table-cell table:style-name="Table6.A2" office:value-type="string">
            <text:p text:style-name="P182">побеждать</text:p>
          </table:table-cell>
          <table:table-cell table:style-name="Table6.B2" office:value-type="string">
            <text:p text:style-name="P177"><text:span text:style-name="T184">win </text:span><text:span text:style-name="T182">— </text:span><text:span text:style-name="T184">won </text:span><text:span text:style-name="T182">— </text:span><text:span text:style-name="T184">won</text:span></text:p>
          </table:table-cell>
        </table:table-row>
        <table:table-row table:style-name="TableLine94205198606768">
          <table:table-cell table:style-name="Table6.A2" office:value-type="string">
            <text:p text:style-name="P182">писать</text:p>
          </table:table-cell>
          <table:table-cell table:style-name="Table6.B2" office:value-type="string">
            <text:p text:style-name="P177"><text:span text:style-name="T184">write </text:span><text:span text:style-name="T182">— </text:span><text:span text:style-name="T184">wrote </text:span><text:span text:style-name="T182">— </text:span><text:span text:style-name="T184">written</text:span></text:p>
          </table:table-cell>
        </table:table-row>
      </table:table>
      <text:p text:style-name="P8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0-18T14:56:00.466184070</dc:date>
    <meta:editing-duration>PT8H11M36S</meta:editing-duration>
    <meta:editing-cycles>130</meta:editing-cycles>
    <meta:generator>LibreOffice/6.4.7.2$Linux_X86_64 LibreOffice_project/40$Build-2</meta:generator>
    <meta:document-statistic meta:table-count="7" meta:image-count="0" meta:object-count="0" meta:page-count="11" meta:paragraph-count="394" meta:word-count="2500" meta:character-count="16006" meta:non-whitespace-character-count="13759"/>
  </office:meta>
</office:document-meta>
</file>